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38A23C36B5.jpg" manifest:media-type="image/jpeg"/>
  <manifest:file-entry manifest:full-path="Pictures/100000000000078000000438F8832DAB.jpg" manifest:media-type="image/jpeg"/>
  <manifest:file-entry manifest:full-path="Pictures/1000000000000780000004380B28001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3" svg:font-family="'Open Sans'" style:font-family-generic="swiss"/>
    <style:font-face style:name="Liberation Mono1" svg:font-family="'Liberation Mono'" style:font-family-generic="modern" style:font-pitch="fixed"/>
    <style:font-face style:name="Liberation Mono2" svg:font-family="'Liberation Mono'" style:font-adornments="Italic" style:font-family-generic="modern" style:font-pitch="fixed"/>
    <style:font-face style:name="Bevan1" svg:font-family="Bevan" style:font-pitch="variable"/>
    <style:font-face style:name="ＭＳ Ｐゴシック1" svg:font-family="'ＭＳ Ｐゴシック'" style:font-family-generic="decorative" style:font-pitch="variable"/>
    <style:font-face style:name="Liberation Mono" svg:font-family="'Liberation Mono'" style:font-family-generic="modern" style:font-pitch="variable"/>
    <style:font-face style:name="Lucida Sans1" svg:font-family="'Lucida Sans'" style:font-family-generic="modern" style:font-pitch="variable"/>
    <style:font-face style:name="Open Sans2" svg:font-family="'Open Sans'" style:font-family-generic="modern" style:font-pitch="variable"/>
    <style:font-face style:name="宋体1" svg:font-family="宋体" style:font-family-generic="modern" style:font-pitch="variable"/>
    <style:font-face style:name="Arial" svg:font-family="Arial" style:font-family-generic="roman" style:font-pitch="variable"/>
    <style:font-face style:name="Bevan" svg:font-family="Bevan" style:font-family-generic="roman" style:font-pitch="variable"/>
    <style:font-face style:name="Liberation Sans" svg:font-family="'Liberation Sans'" style:font-family-generic="roman" style:font-pitch="variable"/>
    <style:font-face style:name="Open Sans" svg:font-family="'Open Sans'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Open Sans1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  <style:font-face style:name="宋体" svg:font-family="宋体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_20_1-title">
      <style:graphic-properties draw:auto-grow-height="true" fo:min-height="2.374cm"/>
    </style:style>
    <style:style style:name="pr3" style:family="presentation" style:parent-style-name="Default_20_1-outline1">
      <style:graphic-properties fo:min-height="9.137cm"/>
    </style:style>
    <style:style style:name="pr4" style:family="presentation" style:parent-style-name="Default_20_1-notes">
      <style:graphic-properties draw:fill-color="#ffffff" draw:auto-grow-height="true" fo:min-height="12.572cm"/>
    </style:style>
    <style:style style:name="pr5" style:family="presentation" style:parent-style-name="Default_20_2-title">
      <style:graphic-properties draw:auto-grow-height="true" fo:min-height="2.375cm"/>
    </style:style>
    <style:style style:name="pr6" style:family="presentation" style:parent-style-name="Default_20_2-subtitle">
      <style:graphic-properties draw:fill-color="#ffffff" fo:min-height="11.013cm"/>
    </style:style>
    <style:style style:name="pr7" style:family="presentation" style:parent-style-name="Default_20_2-notes">
      <style:graphic-properties draw:fill-color="#ffffff" draw:auto-grow-height="true" fo:min-height="12.572cm"/>
    </style:style>
    <style:style style:name="pr8" style:family="presentation" style:parent-style-name="Default_20_2-title">
      <style:graphic-properties fo:min-height="2.375cm"/>
    </style:style>
    <style:style style:name="pr9" style:family="presentation" style:parent-style-name="Default_20_2-outline1">
      <style:graphic-properties fo:min-height="9.137cm"/>
    </style:style>
    <style:style style:name="pr10" style:family="presentation" style:parent-style-name="Default_20_2-notes">
      <style:graphic-properties draw:fill-color="#ffffff" fo:min-height="12.572cm"/>
    </style:style>
    <style:style style:name="pr11" style:family="presentation" style:parent-style-name="Default_20_2-outline1">
      <style:graphic-properties draw:fill="solid" draw:fill-color="#cccccc" fo:min-height="9.137cm"/>
    </style:style>
    <style:style style:name="pr12" style:family="presentation" style:parent-style-name="Default_20_2-outline1">
      <style:graphic-properties draw:stroke="solid" svg:stroke-color="#00ccff" fo:min-height="9.137cm"/>
    </style:style>
    <style:style style:name="pr13" style:family="presentation" style:parent-style-name="Default_20_2-outline1">
      <style:graphic-properties draw:stroke="solid" svg:stroke-color="#00ccff" draw:fill="none" draw:fill-color="#b2b2b2" fo:min-height="9.137cm"/>
    </style:style>
    <style:style style:name="pr14" style:family="presentation" style:parent-style-name="Default_20_2-outline1">
      <style:graphic-properties draw:stroke="solid" svg:stroke-width="0cm" svg:stroke-color="#00ccff" draw:marker-start-width="0.203cm" draw:marker-end-width="0.203cm" draw:fill="none" draw:fill-color="#b2b2b2" fo:min-height="9.137cm" fo:padding-top="0cm" fo:padding-bottom="0cm" fo:padding-left="0cm" fo:padding-right="0cm"/>
    </style:style>
    <style:style style:name="pr15" style:family="presentation" style:parent-style-name="Default_20_2-outline1">
      <style:graphic-properties draw:stroke="solid" svg:stroke-color="#00ccff" draw:fill="none" draw:fill-color="#cccccc" fo:min-height="9.137cm"/>
    </style:style>
    <style:style style:name="pr16" style:family="presentation" style:parent-style-name="Default_20_2-outline1">
      <style:graphic-properties draw:fill="solid" draw:fill-color="#cccccc" fo:min-height="4.227cm"/>
    </style:style>
    <style:style style:name="pr17" style:family="presentation" style:parent-style-name="Default_20_2-outline1">
      <style:graphic-properties draw:stroke="none" svg:stroke-color="#00ccff" draw:fill="solid" draw:fill-color="#cccccc" fo:min-height="9.137cm"/>
    </style:style>
    <style:style style:name="pr18" style:family="presentation" style:parent-style-name="Default_20_2-outline1">
      <style:graphic-properties fo:min-height="4.227cm"/>
    </style:style>
    <style:style style:name="pr19" style:family="presentation" style:parent-style-name="Default_20_2-outline1">
      <style:graphic-properties draw:stroke="solid" svg:stroke-color="#00ccff" fo:min-height="4.227cm"/>
    </style:style>
    <style:style style:name="P1" style:family="paragraph">
      <style:text-properties fo:font-size="20pt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margin-top="0cm" fo:margin-bottom="0cm"/>
      <style:text-properties fo:color="#666666" style:font-name="Liberation Mono1"/>
    </style:style>
    <style:style style:name="P4" style:family="paragraph">
      <style:paragraph-properties fo:margin-top="0cm" fo:margin-bottom="0.03cm"/>
      <style:text-properties fo:color="#666666" style:font-name="Liberation Mono1"/>
    </style:style>
    <style:style style:name="P5" style:family="paragraph">
      <style:paragraph-properties fo:margin-top="0cm" fo:margin-bottom="0cm"/>
    </style:style>
    <style:style style:name="P6" style:family="paragraph">
      <style:paragraph-properties fo:margin-top="0cm" fo:margin-bottom="0cm"/>
      <style:text-properties fo:color="#000000" style:font-name="Liberation Mono1"/>
    </style:style>
    <style:style style:name="P7" style:family="paragraph">
      <style:paragraph-properties fo:margin-top="0cm" fo:margin-bottom="0.03cm"/>
      <style:text-properties fo:color="#000000" style:font-name="Liberation Mono1"/>
    </style:style>
    <style:style style:name="P8" style:family="paragraph">
      <style:text-properties fo:color="#808080"/>
    </style:style>
    <style:style style:name="P9" style:family="paragraph">
      <style:paragraph-properties fo:margin-top="0cm" fo:margin-bottom="0cm"/>
      <style:text-properties fo:color="#808080"/>
    </style:style>
    <style:style style:name="P10" style:family="paragraph">
      <style:paragraph-properties fo:margin-top="0cm" fo:margin-bottom="0cm"/>
      <style:text-properties style:font-name="Liberation Mono1" fo:font-size="12pt" style:font-size-asian="12pt" style:font-size-complex="12pt"/>
    </style:style>
    <style:style style:name="P11" style:family="paragraph">
      <style:paragraph-properties fo:margin-top="0cm" fo:margin-bottom="0.235cm"/>
      <style:text-properties style:font-name="Liberation Mono1" fo:font-size="12pt" style:font-size-asian="12pt" style:font-size-complex="12pt"/>
    </style:style>
    <style:style style:name="P12" style:family="paragraph">
      <style:text-properties style:font-name="Liberation Mono1" fo:font-size="12pt" style:font-size-asian="12pt" style:font-size-complex="12pt"/>
    </style:style>
    <style:style style:name="P13" style:family="paragraph">
      <style:paragraph-properties fo:margin-top="0cm" fo:margin-bottom="0cm"/>
      <style:text-properties fo:color="#808080" style:font-name="Liberation Mono2" fo:font-size="12pt" style:font-size-asian="12pt" style:font-size-complex="12pt"/>
    </style:style>
    <style:style style:name="P14" style:family="paragraph">
      <style:paragraph-properties fo:margin-top="0cm" fo:margin-bottom="0cm"/>
      <style:text-properties fo:color="#999999" style:font-name="Liberation Mono2" fo:font-size="12pt" style:font-size-asian="12pt" style:font-size-complex="12pt"/>
    </style:style>
    <style:style style:name="P15" style:family="paragraph">
      <style:text-properties fo:color="#999999"/>
    </style:style>
    <style:style style:name="P16" style:family="paragraph">
      <style:paragraph-properties fo:margin-top="0cm" fo:margin-bottom="0cm"/>
      <style:text-properties style:font-name="Liberation Mono2" fo:font-size="12pt" style:font-size-asian="12pt" style:font-size-complex="12pt"/>
    </style:style>
    <style:style style:name="P17" style:family="paragraph">
      <style:text-properties fo:color="#000000"/>
    </style:style>
    <style:style style:name="P18" style:family="paragraph">
      <style:text-properties fo:font-size="13pt" style:font-size-asian="13pt" style:font-size-complex="13pt"/>
    </style:style>
    <style:style style:name="P19" style:family="paragraph">
      <style:paragraph-properties fo:margin-top="0cm" fo:margin-bottom="0cm"/>
      <style:text-properties style:font-name="Liberation Mono2" fo:font-size="13pt" style:font-size-asian="13pt" style:font-size-complex="13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style:font-name="Liberation Mono1" fo:font-size="12pt" style:font-size-asian="12pt" style:font-size-complex="12pt"/>
    </style:style>
    <style:style style:name="T6" style:family="text">
      <style:text-properties style:font-name="Open Sans3" fo:font-size="12pt" style:font-size-asian="12pt" style:font-size-complex="12pt"/>
    </style:style>
    <style:style style:name="T7" style:family="text">
      <style:text-properties fo:color="#666666" style:font-name="Liberation Mono1" fo:font-size="12pt" style:font-size-asian="12pt" style:font-size-complex="12pt"/>
    </style:style>
    <style:style style:name="T8" style:family="text">
      <style:text-properties fo:color="#666666" style:text-position="0% 100%" style:font-name="Liberation Mono1" fo:font-size="12pt" style:font-size-asian="12pt" style:font-size-complex="12pt"/>
    </style:style>
    <style:style style:name="T9" style:family="text">
      <style:text-properties fo:color="#666666" style:text-position="0% 100%" style:font-name="Liberation Mono1"/>
    </style:style>
    <style:style style:name="T10" style:family="text">
      <style:text-properties fo:color="#666666" style:text-position="0% 100%" style:font-name="Open Sans3" fo:font-size="12pt" style:font-size-asian="12pt" style:font-size-complex="12pt"/>
    </style:style>
    <style:style style:name="T11" style:family="text">
      <style:text-properties style:font-name="Liberation Mono2" fo:font-size="12pt" style:font-size-asian="12pt" style:font-size-complex="12pt"/>
    </style:style>
    <style:style style:name="T12" style:family="text">
      <style:text-properties fo:color="#000000" style:font-name="Liberation Mono1" fo:font-size="12pt" style:font-size-asian="12pt" style:font-size-complex="12pt"/>
    </style:style>
    <style:style style:name="T13" style:family="text">
      <style:text-properties fo:color="#000000" style:text-position="0% 100%" style:font-name="Liberation Mono1" fo:font-size="12pt" style:font-size-asian="12pt" style:font-size-complex="12pt"/>
    </style:style>
    <style:style style:name="T14" style:family="text">
      <style:text-properties fo:color="#000000" style:text-position="0% 100%" style:font-name="Liberation Mono1"/>
    </style:style>
    <style:style style:name="T15" style:family="text">
      <style:text-properties fo:color="#000000" style:text-position="0% 100%" style:font-name="Open Sans3" fo:font-size="12pt" style:font-size-asian="12pt" style:font-size-complex="12pt"/>
    </style:style>
    <style:style style:name="T16" style:family="text">
      <style:text-properties fo:color="#808080" style:font-name="Liberation Mono2" fo:font-size="12pt" style:font-size-asian="12pt" style:font-size-complex="12pt"/>
    </style:style>
    <style:style style:name="T17" style:family="text">
      <style:text-properties fo:color="#808080" style:font-name="Liberation Mono1" fo:font-size="12pt" style:font-size-asian="12pt" style:font-size-complex="12pt"/>
    </style:style>
    <style:style style:name="T18" style:family="text">
      <style:text-properties fo:color="#808080" style:font-name="Open Sans3" fo:font-size="12pt" style:font-size-asian="12pt" style:font-size-complex="12pt"/>
    </style:style>
    <style:style style:name="T19" style:family="text">
      <style:text-properties fo:color="#999999" style:font-name="Liberation Mono2" fo:font-size="12pt" style:font-size-asian="12pt" style:font-size-complex="12pt"/>
    </style:style>
    <style:style style:name="T20" style:family="text">
      <style:text-properties fo:color="#999999" style:font-name="Open Sans3" fo:font-size="12pt" style:font-size-asian="12pt" style:font-size-complex="12pt"/>
    </style:style>
    <style:style style:name="T21" style:family="text">
      <style:text-properties fo:color="#000000" style:font-name="Open Sans3" fo:font-size="12pt" style:font-size-asian="12pt" style:font-size-complex="12pt"/>
    </style:style>
    <style:style style:name="T22" style:family="text">
      <style:text-properties fo:color="#000000" style:font-name="Liberation Mono2" fo:font-size="12pt" style:font-size-asian="12pt" style:font-size-complex="12pt"/>
    </style:style>
    <style:style style:name="T23" style:family="text">
      <style:text-properties style:font-name="Liberation Mono2" fo:font-size="13pt" style:font-size-asian="13pt" style:font-size-complex="13pt"/>
    </style:style>
    <style:style style:name="T24" style:family="text">
      <style:text-properties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25" style:family="text">
      <style:text-properties style:font-name="Open Sans3" fo:font-size="13pt" style:font-size-asian="13pt" style:font-size-complex="13pt"/>
    </style:style>
    <style:style style:name="T26" style:family="text">
      <style:text-properties style:font-name="Liberation Mono2"/>
    </style:style>
    <style:style style:name="T27" style:family="text">
      <style:text-properties style:font-name="Liberation Mono2" fo:font-size="13pt" fo:font-weight="normal" style:font-size-asian="13pt" style:font-weight-asian="normal" style:font-size-complex="13pt" style:font-weight-complex="normal"/>
    </style:style>
    <style:style style:name="T28" style:family="text">
      <style:text-properties style:font-name="Open Sans3"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1st slide from deck" draw:style-name="dp1" draw:master-page-name="Default" presentation:presentation-page-layout-name="AL1T0">
        <office:forms form:automatic-focus="false" form:apply-design-mode="false"/>
        <presentation:notes draw:style-name="dp2">
          <draw:page-thumbnail draw:style-name="gr1" draw:layer="layout" svg:width="13.959cm" svg:height="10.476cm" svg:x="3.815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1">
        <office:forms form:automatic-focus="false" form:apply-design-mode="false"/>
        <draw:frame presentation:style-name="pr2" draw:layer="layout" svg:width="22.859cm" svg:height="2.374cm" svg:x="1.27cm" svg:y="3.81cm" presentation:class="title">
          <draw:text-box>
            <text:p>Writing Basic Openshift Cartridges</text:p>
          </draw:text-box>
        </draw:frame>
        <draw:frame presentation:style-name="pr3" draw:layer="layout" svg:width="22.859cm" svg:height="9.137cm" svg:x="1.27cm" svg:y="6.571cm" presentation:class="outline">
          <draw:text-box>
            <text:p>Paul Morie</text:p>
            <text:p>Senior Software Engineer, Red Hat Inc</text:p>
            <text:p>April 15, 2014</text:p>
          </draw:text-box>
        </draw:frame>
        <presentation:notes draw:style-name="dp2">
          <draw:page-thumbnail draw:style-name="gr1" draw:layer="layout" svg:width="18.707cm" svg:height="10.476cm" svg:x="1.441cm" svg:y="2.123cm" draw:page-number="2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_20_2" presentation:presentation-page-layout-name="AL3T19">
        <office:forms form:automatic-focus="false" form:apply-design-mode="false"/>
        <draw:frame presentation:style-name="pr5" draw:layer="layout" svg:width="22.858cm" svg:height="2.375cm" svg:x="1.269cm" svg:y="0.567cm" presentation:class="title">
          <draw:text-box>
            <text:p>The OpenShift Ecosystem: GUI/CLI, Broker, Node</text:p>
          </draw:text-box>
        </draw:frame>
        <draw:frame presentation:style-name="pr6" draw:layer="layout" svg:width="22.858cm" svg:height="11.013cm" svg:x="1.269cm" svg:y="0.567cm" presentation:class="subtitle" presentation:user-transformed="true">
          <draw:text-box>
            <text:p>&lt;TODO: DIAGRAM&gt;</text:p>
          </draw:text-box>
        </draw:frame>
        <presentation:notes draw:style-name="dp2">
          <draw:page-thumbnail draw:style-name="gr1" draw:layer="layout" svg:width="13.959cm" svg:height="10.476cm" svg:x="3.815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_20_2" presentation:presentation-page-layout-name="AL2T1">
        <office:forms form:automatic-focus="false" form:apply-design-mode="false"/>
        <draw:frame presentation:style-name="pr8" draw:layer="layout" svg:width="22.858cm" svg:height="2.375cm" svg:x="1.269cm" svg:y="0.567cm" presentation:class="title">
          <draw:text-box>
            <text:p>Where does my code fit?</text:p>
          </draw:text-box>
        </draw:frame>
        <draw:frame presentation:style-name="pr9" draw:layer="layout" svg:width="22.858cm" svg:height="9.387cm" svg:x="1.269cm" svg:y="3.328cm" presentation:class="outline">
          <draw:text-box>
            <text:list text:style-name="L2">
              <text:list-item>
                <text:p><text:span text:style-name="T1">Application – application developer</text:span></text:p>
              </text:list-item>
              <text:list-item>
                <text:p><text:span text:style-name="T2">Gears – PaaS developer</text:span></text:p>
              </text:list-item>
              <text:list-item>
                <text:p><text:span text:style-name="T3">Cartridges – Cartridge authors</text:span></text:p>
              </text:list-item>
            </text:list>
            <text:list text:style-name="L3">
              <text:list-item>
                <text:list>
                  <text:list-item>
                    <text:p><text:span text:style-name="T4">Encapsulates some piece of software for use within the PaaS</text:span></text:p>
                  </text:list-item>
                  <text:list-item>
                    <text:p><text:span text:style-name="T4">Web Frameworks, Databases, Daem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59cm" svg:height="10.476cm" svg:x="3.815cm" svg:y="2.123cm" draw:page-number="4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_20_2" presentation:presentation-page-layout-name="AL2T1">
        <office:forms form:automatic-focus="false" form:apply-design-mode="false"/>
        <draw:frame presentation:style-name="pr8" draw:layer="layout" svg:width="22.858cm" svg:height="2.375cm" svg:x="1.269cm" svg:y="0.567cm" presentation:class="title">
          <draw:text-box>
            <text:p>The Cartridge API</text:p>
          </draw:text-box>
        </draw:frame>
        <draw:frame presentation:style-name="pr9" draw:text-style-name="P2" draw:layer="layout" svg:width="22.858cm" svg:height="9.387cm" svg:x="1.269cm" svg:y="3.328cm" presentation:class="outline" presentation:user-transformed="true">
          <draw:text-box>
            <text:list text:style-name="L2">
              <text:list-item>
                <text:p><text:span text:style-name="T1">Low overhead</text:span></text:p>
                <text:list>
                  <text:list-item>
                    <text:p><text:span text:style-name="T1">Named executable files</text:span></text:p>
                  </text:list-item>
                  <text:list-item>
                    <text:p><text:span text:style-name="T1">Stdout/stderr</text:span></text:p>
                  </text:list-item>
                  <text:list-item>
                    <text:p><text:span text:style-name="T1">Environment variables</text:span></text:p>
                  </text:list-item>
                  <text:list-item>
                    <text:p><text:span text:style-name="T1">Configuration files:</text:span></text:p>
                    <text:list>
                      <text:list-item>
                        <text:p><text:span text:style-name="T5">manifest.yml</text:span><text:span text:style-name="T1">, </text:span><text:span text:style-name="T5">managed_files.yml</text:span></text:p>
                      </text:list-item>
                    </text:list>
                  </text:list-item>
                </text:list>
              </text:list-item>
              <text:list-item>
                <text:p><text:span text:style-name="T1">You can use any language</text:span></text:p>
                <text:list>
                  <text:list-item>
                    <text:p><text:span text:style-name="T5">source $OPENSHIFT_CARTRIDGE_SDK_BASH</text:span></text:p>
                  </text:list-item>
                </text:list>
              </text:list-item>
              <text:list-item>
                <text:p><text:span text:style-name="T6">The software you are packaging must either be on the system or included in your cartridge</text:span></text:p>
              </text:list-item>
            </text:list>
          </draw:text-box>
        </draw:frame>
        <presentation:notes draw:style-name="dp2">
          <draw:page-thumbnail draw:style-name="gr1" draw:layer="layout" svg:width="13.959cm" svg:height="10.476cm" svg:x="3.815cm" svg:y="2.123cm" draw:page-number="5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_20_2" presentation:presentation-page-layout-name="AL4T3">
        <office:forms form:automatic-focus="false" form:apply-design-mode="false"/>
        <draw:frame presentation:style-name="pr5" draw:layer="layout" svg:width="22.858cm" svg:height="2.375cm" svg:x="1.269cm" svg:y="0.567cm" presentation:class="title">
          <draw:text-box>
            <text:p>Minimal Cartridge – Identify It</text:p>
          </draw:text-box>
        </draw:frame>
        <draw:frame presentation:style-name="pr11" draw:text-style-name="P3" draw:layer="layout" svg:width="11.154cm" svg:height="9.387cm" svg:x="1.269cm" svg:y="3.328cm" presentation:class="outline" presentation:user-transformed="true">
          <draw:text-box>
            <text:p text:style-name="P3"><text:span text:style-name="T7">+- bin</text:span></text:p>
            <text:p text:style-name="P3"><text:span text:style-name="T8">| <text:s/>+- setup</text:span></text:p>
            <text:p text:style-name="P3"><text:span text:style-name="T8">| <text:s/>+- control</text:span></text:p>
            <text:p text:style-name="P3"><text:span text:style-name="T8">+- env</text:span></text:p>
            <text:p text:style-name="P3"><text:span text:style-name="T8">+- metadata</text:span></text:p>
            <text:p text:style-name="P3"><text:span text:style-name="T8">| <text:s/>+- manifest.yml</text:span></text:p>
            <text:list text:style-name="L2">
              <text:list-header>
                <text:p text:style-name="P4"><text:span text:style-name="T9"/></text:p>
                <text:p text:style-name="P4"><text:span text:style-name="T9"/></text:p>
              </text:list-header>
              <text:list-item>
                <text:p text:style-name="P4"><text:span text:style-name="T10">Assumes packaged software already installed on system</text:span></text:p>
              </text:list-item>
              <text:list-item>
                <text:p text:style-name="P4"><text:span text:style-name="T10">Most cartridges will have more files</text:span></text:p>
              </text:list-item>
            </text:list>
          </draw:text-box>
        </draw:frame>
        <draw:frame presentation:style-name="pr12" draw:layer="layout" svg:width="11.154cm" svg:height="9.387cm" svg:x="12.982cm" svg:y="3.328cm" presentation:class="outline" presentation:user-transformed="true">
          <draw:text-box>
            <text:list text:style-name="L2">
              <text:list-item>
                <text:p><text:span text:style-name="T11">manifest.yml</text:span></text:p>
                <text:p/>
              </text:list-item>
            </text:list>
            <text:p text:style-name="P5"><text:span text:style-name="T5">Name: cat</text:span></text:p>
            <text:p text:style-name="P5"><text:span text:style-name="T5">Cartridge-Short-Name: CAT</text:span></text:p>
            <text:p text:style-name="P5"><text:span text:style-name="T5">.</text:span></text:p>
            <text:p text:style-name="P5"><text:span text:style-name="T5">:</text:span></text:p>
            <text:p text:style-name="P5"><text:span text:style-name="T5">Version: '1.0'</text:span></text:p>
            <text:p text:style-name="P5"><text:span text:style-name="T5">Cartridge-Version: 0.0.1</text:span></text:p>
            <text:p text:style-name="P5"><text:span text:style-name="T5">Cartridge-Vendor: pmorie</text:span></text:p>
          </draw:text-box>
        </draw:frame>
        <presentation:notes draw:style-name="dp2">
          <draw:page-thumbnail draw:style-name="gr1" draw:layer="layout" svg:width="13.959cm" svg:height="10.476cm" svg:x="3.815cm" svg:y="2.123cm" draw:page-number="6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_20_2" presentation:presentation-page-layout-name="AL4T3">
        <office:forms form:automatic-focus="false" form:apply-design-mode="false"/>
        <draw:frame presentation:style-name="pr5" draw:layer="layout" svg:width="22.858cm" svg:height="2.375cm" svg:x="1.269cm" svg:y="0.567cm" presentation:class="title">
          <draw:text-box>
            <text:p>Minimal Cartridge – Required Files</text:p>
          </draw:text-box>
        </draw:frame>
        <draw:frame presentation:style-name="pr13" draw:text-style-name="P6" draw:layer="layout" svg:width="11.154cm" svg:height="9.387cm" svg:x="1.269cm" svg:y="3.328cm" presentation:class="outline" presentation:user-transformed="true">
          <draw:text-box>
            <text:p text:style-name="P6"><text:span text:style-name="T12">+- bin</text:span></text:p>
            <text:p text:style-name="P6"><text:span text:style-name="T13">| <text:s/>+- setup</text:span></text:p>
            <text:p text:style-name="P6"><text:span text:style-name="T13">| <text:s/>+- control</text:span></text:p>
            <text:p text:style-name="P6"><text:span text:style-name="T13">+- env</text:span></text:p>
            <text:p text:style-name="P6"><text:span text:style-name="T13">+- metadata</text:span></text:p>
            <text:p text:style-name="P6"><text:span text:style-name="T13">| <text:s/>+- manifest.yml</text:span></text:p>
            <text:list text:style-name="L2">
              <text:list-header>
                <text:p text:style-name="P7"><text:span text:style-name="T14"/></text:p>
                <text:p text:style-name="P7"><text:span text:style-name="T14"/></text:p>
              </text:list-header>
              <text:list-item>
                <text:p text:style-name="P7"><text:span text:style-name="T15">Assumes packaged software already installed on system</text:span></text:p>
              </text:list-item>
              <text:list-item>
                <text:p text:style-name="P7"><text:span text:style-name="T15">Most cartridges will have more files</text:span></text:p>
              </text:list-item>
            </text:list>
          </draw:text-box>
        </draw:frame>
        <draw:frame presentation:style-name="pr11" draw:layer="layout" svg:width="11.154cm" svg:height="9.387cm" svg:x="12.982cm" svg:y="3.328cm" presentation:class="outline" presentation:user-transformed="true">
          <draw:text-box>
            <text:list text:style-name="L2">
              <text:list-item>
                <text:p><text:span text:style-name="T1">manifest.yml</text:span></text:p>
                <text:p/>
              </text:list-item>
            </text:list>
            <text:p text:style-name="P5"><text:span text:style-name="T5">Name: cat</text:span></text:p>
            <text:p text:style-name="P5"><text:span text:style-name="T5">Cartridge-Short-Name: CAT</text:span></text:p>
            <text:p text:style-name="P5"><text:span text:style-name="T5">.</text:span></text:p>
            <text:p text:style-name="P5"><text:span text:style-name="T5">:</text:span></text:p>
            <text:p text:style-name="P5"><text:span text:style-name="T5">Version: '1.0'</text:span></text:p>
            <text:p text:style-name="P5"><text:span text:style-name="T5">Cartridge-Version: 0.0.1</text:span></text:p>
            <text:p text:style-name="P5"><text:span text:style-name="T5">Cartridge-Vendor: pmori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59cm" svg:height="10.476cm" svg:x="3.815cm" svg:y="2.123cm" draw:page-number="7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_20_2" presentation:presentation-page-layout-name="AL4T3">
        <office:forms form:automatic-focus="false" form:apply-design-mode="false"/>
        <draw:frame presentation:style-name="pr5" draw:layer="layout" svg:width="22.858cm" svg:height="2.375cm" svg:x="1.269cm" svg:y="0.567cm" presentation:class="title">
          <draw:text-box>
            <text:p>Minimal Cartridge</text:p>
          </draw:text-box>
        </draw:frame>
        <draw:frame presentation:style-name="pr14" draw:text-style-name="P6" draw:layer="layout" svg:width="11.154cm" svg:height="9.387cm" svg:x="1.269cm" svg:y="3.328cm" presentation:class="outline" presentation:user-transformed="true">
          <draw:text-box>
            <text:p text:style-name="P6"><text:span text:style-name="T12">+- bin</text:span></text:p>
            <text:p text:style-name="P6"><text:span text:style-name="T13">| <text:s/>+- setup</text:span></text:p>
            <text:p text:style-name="P6"><text:span text:style-name="T13">| <text:s/>+- control</text:span></text:p>
            <text:p text:style-name="P6"><text:span text:style-name="T13">+- env</text:span></text:p>
            <text:p text:style-name="P6"><text:span text:style-name="T13">+- metadata</text:span></text:p>
            <text:p text:style-name="P6"><text:span text:style-name="T13">| <text:s/>+- manifest.yml</text:span></text:p>
            <text:list text:style-name="L2">
              <text:list-header>
                <text:p text:style-name="P7"><text:span text:style-name="T14"/></text:p>
                <text:p text:style-name="P7"><text:span text:style-name="T14"/></text:p>
              </text:list-header>
              <text:list-item>
                <text:p text:style-name="P7"><text:span text:style-name="T15">Assumes packaged software already installed on system</text:span></text:p>
              </text:list-item>
              <text:list-item>
                <text:p text:style-name="P7"><text:span text:style-name="T15">Most cartridges will have more files</text:span></text:p>
              </text:list-item>
            </text:list>
          </draw:text-box>
        </draw:frame>
        <draw:frame presentation:style-name="pr12" draw:layer="layout" svg:width="11.154cm" svg:height="9.387cm" svg:x="12.982cm" svg:y="3.328cm" presentation:class="outline" presentation:user-transformed="true">
          <draw:text-box>
            <text:list text:style-name="L2">
              <text:list-item>
                <text:p><text:span text:style-name="T11">manifest.yml</text:span></text:p>
                <text:p/>
              </text:list-item>
            </text:list>
            <text:p text:style-name="P5"><text:span text:style-name="T5">Name: cat</text:span></text:p>
            <text:p text:style-name="P5"><text:span text:style-name="T5">Cartridge-Short-Name: CAT</text:span></text:p>
            <text:p text:style-name="P5"><text:span text:style-name="T5">.</text:span></text:p>
            <text:p text:style-name="P5"><text:span text:style-name="T5">:</text:span></text:p>
            <text:p text:style-name="P5"><text:span text:style-name="T5">Version: '1.0'</text:span></text:p>
            <text:p text:style-name="P5"><text:span text:style-name="T5">Cartridge-Version: 0.0.1</text:span></text:p>
            <text:p text:style-name="P5"><text:span text:style-name="T5">Cartridge-Vendor: pmori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59cm" svg:height="10.476cm" svg:x="3.815cm" svg:y="2.123cm" draw:page-number="8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_20_2" presentation:presentation-page-layout-name="AL4T3">
        <office:forms form:automatic-focus="false" form:apply-design-mode="false"/>
        <draw:frame presentation:style-name="pr5" draw:layer="layout" svg:width="22.858cm" svg:height="2.375cm" svg:x="1.269cm" svg:y="0.567cm" presentation:class="title">
          <draw:text-box>
            <text:p>My cartridge needs to be seen!</text:p>
          </draw:text-box>
        </draw:frame>
        <draw:frame presentation:style-name="pr11" draw:text-style-name="P3" draw:layer="layout" svg:width="11.154cm" svg:height="9.387cm" svg:x="1.269cm" svg:y="3.328cm" presentation:class="outline" presentation:user-transformed="true">
          <draw:text-box>
            <text:p text:style-name="P3"><text:span text:style-name="T7">+- bin</text:span></text:p>
            <text:p text:style-name="P3"><text:span text:style-name="T8">| <text:s/>+- ...</text:span></text:p>
            <text:p text:style-name="P3"><text:span text:style-name="T8">| <text:s/>+- control</text:span></text:p>
            <text:p text:style-name="P3"><text:span text:style-name="T8">+...</text:span></text:p>
            <text:list text:style-name="L2">
              <text:list-header>
                <text:p text:style-name="P4"><text:span text:style-name="T9"/></text:p>
                <text:p text:style-name="P4"><text:span text:style-name="T9"/></text:p>
              </text:list-header>
              <text:list-item>
                <text:p text:style-name="P4"><text:span text:style-name="T10">Basic </text:span><text:span text:style-name="T8">control</text:span><text:span text:style-name="T10"> arguments:</text:span></text:p>
                <text:list>
                  <text:list-item>
                    <text:p><text:span text:style-name="T10">start</text:span></text:p>
                  </text:list-item>
                  <text:list-item>
                    <text:p><text:span text:style-name="T10">stop</text:span></text:p>
                  </text:list-item>
                </text:list>
              </text:list-item>
            </text:list>
          </draw:text-box>
        </draw:frame>
        <draw:frame presentation:style-name="pr12" draw:layer="layout" svg:width="11.154cm" svg:height="9.387cm" svg:x="12.982cm" svg:y="3.328cm" presentation:class="outline" presentation:user-transformed="true">
          <draw:text-box>
            <text:list text:style-name="L2">
              <text:list-item>
                <text:p><text:span text:style-name="T11">manifest.yml</text:span></text:p>
              </text:list-item>
            </text:list>
            <text:p text:style-name="P5"><text:span text:style-name="T5">Endpoints:</text:span></text:p>
            <text:p text:style-name="P5"><text:span text:style-name="T5"><text:s text:c="2"/></text:span><text:span text:style-name="T5">- Private-IP-Name: <text:s text:c="2"/>IP</text:span></text:p>
            <text:p text:style-name="P5"><text:span text:style-name="T5"><text:s text:c="4"/></text:span><text:span text:style-name="T5">Private-Port-Name: PORT</text:span></text:p>
            <text:p text:style-name="P5"><text:span text:style-name="T5"><text:s text:c="4"/></text:span><text:span text:style-name="T5">Private-Port: <text:s text:c="5"/>8080</text:span></text:p>
            <text:p text:style-name="P5"><text:span text:style-name="T5"><text:s text:c="4"/></text:span><text:span text:style-name="T5">Public-Port-Name: <text:s/>PROXY_PORT</text:span></text:p>
            <text:p text:style-name="P5"><text:span text:style-name="T5"><text:s text:c="4"/></text:span><text:span text:style-name="T5">Mappings:</text:span></text:p>
            <text:p text:style-name="P5"><text:span text:style-name="T5"><text:s text:c="6"/></text:span><text:span text:style-name="T5">- Frontend: <text:s text:c="5"/>“”</text:span></text:p>
            <text:p text:style-name="P5"><text:span text:style-name="T5"><text:s text:c="6"/></text:span><text:span text:style-name="T5">- Backend: <text:s text:c="6"/>“”</text:span></text:p>
            <text:p text:style-name="P5"><text:span text:style-name="T5"/></text:p>
            <text:list text:continue-numbering="true" text:style-name="L2">
              <text:list-item>
                <text:p text:style-name="P5"><text:span text:style-name="T6">Environment Variables:</text:span></text:p>
                <text:list>
                  <text:list-item>
                    <text:p text:style-name="P5"><text:span text:style-name="T5">OPENSHIFT_&lt;SHORT_NAME&gt;_IP</text:span></text:p>
                  </text:list-item>
                  <text:list-item>
                    <text:p text:style-name="P5"><text:span text:style-name="T5">OPENSHIFT_&lt;SHORT_NAME&gt;_PORT</text:span></text:p>
                  </text:list-item>
                  <text:list-item>
                    <text:p text:style-name="P5"><text:span text:style-name="T5">OPENSHIFT_..._PROXY_POR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59cm" svg:height="10.476cm" svg:x="3.815cm" svg:y="2.123cm" draw:page-number="9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_20_2" presentation:presentation-page-layout-name="AL4T3">
        <office:forms form:automatic-focus="false" form:apply-design-mode="false"/>
        <draw:frame presentation:style-name="pr5" draw:layer="layout" svg:width="22.858cm" svg:height="2.375cm" svg:x="1.269cm" svg:y="0.567cm" presentation:class="title">
          <draw:text-box>
            <text:p>My cartridge needs to be invoked!</text:p>
          </draw:text-box>
        </draw:frame>
        <draw:frame presentation:style-name="pr15" draw:text-style-name="P3" draw:layer="layout" svg:width="11.154cm" svg:height="9.387cm" svg:x="1.269cm" svg:y="3.328cm" presentation:class="outline" presentation:user-transformed="true">
          <draw:text-box>
            <text:p text:style-name="P3"><text:span text:style-name="T7">+- bin</text:span></text:p>
            <text:p text:style-name="P3"><text:span text:style-name="T8">| <text:s/>+- ...</text:span></text:p>
            <text:p text:style-name="P3"><text:span text:style-name="T8">| <text:s/>+- control</text:span></text:p>
            <text:p text:style-name="P3"><text:span text:style-name="T8">+...</text:span></text:p>
            <text:list text:style-name="L2">
              <text:list-header>
                <text:p text:style-name="P4"><text:span text:style-name="T9"/></text:p>
                <text:p text:style-name="P4"><text:span text:style-name="T9"/></text:p>
              </text:list-header>
              <text:list-item>
                <text:p text:style-name="P4"><text:span text:style-name="T10">Basic </text:span><text:span text:style-name="T8">control</text:span><text:span text:style-name="T10"> arguments:</text:span></text:p>
                <text:list>
                  <text:list-item>
                    <text:p><text:span text:style-name="T10">start</text:span></text:p>
                  </text:list-item>
                  <text:list-item>
                    <text:p><text:span text:style-name="T10">stop</text:span></text:p>
                  </text:list-item>
                </text:list>
              </text:list-item>
            </text:list>
          </draw:text-box>
        </draw:frame>
        <draw:frame presentation:style-name="pr11" draw:text-style-name="P8" draw:layer="layout" svg:width="11.154cm" svg:height="9.387cm" svg:x="12.982cm" svg:y="3.328cm" presentation:class="outline" presentation:user-transformed="true">
          <draw:text-box>
            <text:list text:style-name="L2">
              <text:list-item>
                <text:p text:style-name="P8"><text:span text:style-name="T16">manifest.yml</text:span></text:p>
              </text:list-item>
            </text:list>
            <text:p text:style-name="P9"><text:span text:style-name="T17">Endpoints:</text:span></text:p>
            <text:p text:style-name="P9"><text:span text:style-name="T17"><text:s text:c="2"/></text:span><text:span text:style-name="T17">- Private-IP-Name: <text:s text:c="2"/>IP</text:span></text:p>
            <text:p text:style-name="P9"><text:span text:style-name="T17"><text:s text:c="4"/></text:span><text:span text:style-name="T17">Private-Port-Name: PORT</text:span></text:p>
            <text:p text:style-name="P9"><text:span text:style-name="T17"><text:s text:c="4"/></text:span><text:span text:style-name="T17">Private-Port: <text:s text:c="5"/>8080</text:span></text:p>
            <text:p text:style-name="P9"><text:span text:style-name="T17"><text:s text:c="4"/></text:span><text:span text:style-name="T17">Public-Port-Name: <text:s/>PROXY_PORT</text:span></text:p>
            <text:p text:style-name="P9"><text:span text:style-name="T17"><text:s text:c="4"/></text:span><text:span text:style-name="T17">Mappings:</text:span></text:p>
            <text:p text:style-name="P9"><text:span text:style-name="T17"><text:s text:c="6"/></text:span><text:span text:style-name="T17">- Frontend: <text:s text:c="5"/>“”</text:span></text:p>
            <text:p text:style-name="P9"><text:span text:style-name="T17"><text:s text:c="6"/></text:span><text:span text:style-name="T17">- Backend: <text:s text:c="6"/>“”</text:span></text:p>
            <text:p text:style-name="P9"><text:span text:style-name="T17"/></text:p>
            <text:list text:continue-numbering="true" text:style-name="L2">
              <text:list-item>
                <text:p text:style-name="P9"><text:span text:style-name="T18">Environment Variables:</text:span></text:p>
                <text:list>
                  <text:list-item>
                    <text:p text:style-name="P9"><text:span text:style-name="T17">OPENSHIFT_&lt;SHORT_NAME&gt;_IP</text:span></text:p>
                  </text:list-item>
                  <text:list-item>
                    <text:p text:style-name="P9"><text:span text:style-name="T17">OPENSHIFT_&lt;SHORT_NAME&gt;_PORT</text:span></text:p>
                  </text:list-item>
                  <text:list-item>
                    <text:p text:style-name="P9"><text:span text:style-name="T17">OPENSHIFT_..._PROXY_POR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59cm" svg:height="10.476cm" svg:x="3.815cm" svg:y="2.123cm" draw:page-number="10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_20_2" presentation:presentation-page-layout-name="AL4T3">
        <office:forms form:automatic-focus="false" form:apply-design-mode="false"/>
        <draw:frame presentation:style-name="pr5" draw:layer="layout" svg:width="22.858cm" svg:height="2.375cm" svg:x="1.269cm" svg:y="0.567cm" presentation:class="title">
          <draw:text-box>
            <text:p>My cartridge needs to be seen!</text:p>
          </draw:text-box>
        </draw:frame>
        <draw:frame presentation:style-name="pr15" draw:text-style-name="P3" draw:layer="layout" svg:width="11.154cm" svg:height="9.387cm" svg:x="1.269cm" svg:y="3.328cm" presentation:class="outline" presentation:user-transformed="true">
          <draw:text-box>
            <text:p text:style-name="P3"><text:span text:style-name="T7">+- bin</text:span></text:p>
            <text:p text:style-name="P3"><text:span text:style-name="T8">| <text:s/>+- ...</text:span></text:p>
            <text:p text:style-name="P3"><text:span text:style-name="T8">| <text:s/>+- control</text:span></text:p>
            <text:p text:style-name="P3"><text:span text:style-name="T8">+...</text:span></text:p>
            <text:list text:style-name="L2">
              <text:list-header>
                <text:p text:style-name="P4"><text:span text:style-name="T9"/></text:p>
                <text:p text:style-name="P4"><text:span text:style-name="T9"/></text:p>
              </text:list-header>
              <text:list-item>
                <text:p text:style-name="P4"><text:span text:style-name="T10">Basic </text:span><text:span text:style-name="T8">control</text:span><text:span text:style-name="T10"> arguments:</text:span></text:p>
                <text:list>
                  <text:list-item>
                    <text:p><text:span text:style-name="T10">start</text:span></text:p>
                  </text:list-item>
                  <text:list-item>
                    <text:p><text:span text:style-name="T10">stop</text:span></text:p>
                  </text:list-item>
                </text:list>
              </text:list-item>
            </text:list>
          </draw:text-box>
        </draw:frame>
        <draw:frame presentation:style-name="pr12" draw:layer="layout" svg:width="11.154cm" svg:height="9.387cm" svg:x="12.982cm" svg:y="3.328cm" presentation:class="outline" presentation:user-transformed="true">
          <draw:text-box>
            <text:list text:style-name="L2">
              <text:list-item>
                <text:p><text:span text:style-name="T11">manifest.yml</text:span></text:p>
              </text:list-item>
            </text:list>
            <text:p text:style-name="P5"><text:span text:style-name="T5">Endpoints:</text:span></text:p>
            <text:p text:style-name="P5"><text:span text:style-name="T5"><text:s text:c="2"/></text:span><text:span text:style-name="T5">- Private-IP-Name: <text:s text:c="2"/>IP</text:span></text:p>
            <text:p text:style-name="P5"><text:span text:style-name="T5"><text:s text:c="4"/></text:span><text:span text:style-name="T5">Private-Port-Name: PORT</text:span></text:p>
            <text:p text:style-name="P5"><text:span text:style-name="T5"><text:s text:c="4"/></text:span><text:span text:style-name="T5">Private-Port: <text:s text:c="5"/>8080</text:span></text:p>
            <text:p text:style-name="P5"><text:span text:style-name="T5"><text:s text:c="4"/></text:span><text:span text:style-name="T5">Public-Port-Name: <text:s/>PROXY_PORT</text:span></text:p>
            <text:p text:style-name="P5"><text:span text:style-name="T5"><text:s text:c="4"/></text:span><text:span text:style-name="T5">Mappings:</text:span></text:p>
            <text:p text:style-name="P5"><text:span text:style-name="T5"><text:s text:c="6"/></text:span><text:span text:style-name="T5">- Frontend: <text:s text:c="5"/>“”</text:span></text:p>
            <text:p text:style-name="P5"><text:span text:style-name="T5"><text:s text:c="6"/></text:span><text:span text:style-name="T5">- Backend: <text:s text:c="6"/>“”</text:span></text:p>
            <text:p text:style-name="P5"><text:span text:style-name="T5"/></text:p>
            <text:list text:continue-numbering="true" text:style-name="L2">
              <text:list-item>
                <text:p text:style-name="P5"><text:span text:style-name="T6">Environment Variables:</text:span></text:p>
                <text:list>
                  <text:list-item>
                    <text:p text:style-name="P5"><text:span text:style-name="T5">OPENSHIFT_&lt;SHORT_NAME&gt;_IP</text:span></text:p>
                  </text:list-item>
                  <text:list-item>
                    <text:p text:style-name="P5"><text:span text:style-name="T5">OPENSHIFT_&lt;SHORT_NAME&gt;_PORT</text:span></text:p>
                  </text:list-item>
                  <text:list-item>
                    <text:p text:style-name="P5"><text:span text:style-name="T5">OPENSHIFT_..._PROXY_POR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59cm" svg:height="10.476cm" svg:x="3.815cm" svg:y="2.123cm" draw:page-number="11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_20_2" presentation:presentation-page-layout-name="AL2T1">
        <office:forms form:automatic-focus="false" form:apply-design-mode="false"/>
        <draw:frame presentation:style-name="pr8" draw:layer="layout" svg:width="22.858cm" svg:height="2.375cm" svg:x="1.269cm" svg:y="0.567cm" presentation:class="title">
          <draw:text-box>
            <text:p>Tip: control scripts can be trivial</text:p>
          </draw:text-box>
        </draw:frame>
        <draw:frame presentation:style-name="pr9" draw:text-style-name="P12" draw:layer="layout" svg:width="22.858cm" svg:height="9.387cm" svg:x="1.269cm" svg:y="3.328cm" presentation:class="outline" presentation:user-transformed="true">
          <draw:text-box>
            <text:p text:style-name="P10"><text:span text:style-name="T5">.</text:span></text:p>
            <text:p text:style-name="P10"><text:span text:style-name="T5">:</text:span></text:p>
            <text:p text:style-name="P10"><text:span text:style-name="T5">case “$1” in</text:span></text:p>
            <text:p text:style-name="P10"><text:span text:style-name="T5"><text:s text:c="2"/></text:span><text:span text:style-name="T5">start)</text:span></text:p>
            <text:p text:style-name="P10"><text:span text:style-name="T5"><text:s text:c="4"/></text:span><text:span text:style-name="T5">/usr/sbin/httpd -C \</text:span></text:p>
            <text:p text:style-name="P10"><text:span text:style-name="T5"><text:s text:c="8"/>“</text:span><text:span text:style-name="T5">Include $OPENSHIFT_CAT_CONF_DIR/*.conf \</text:span></text:p>
            <text:p text:style-name="P10"><text:span text:style-name="T5"><text:s text:c="8"/></text:span><text:span text:style-name="T5">-f $HTTPD_CFG_FILE -k start ;;</text:span></text:p>
            <text:p text:style-name="P10"><text:span text:style-name="T5"><text:s text:c="2"/></text:span><text:span text:style-name="T5">stop)</text:span></text:p>
            <text:p text:style-name="P10"><text:span text:style-name="T5"><text:s text:c="4"/></text:span><text:span text:style-name="T5">... -k stop ;;</text:span></text:p>
            <text:p text:style-name="P10"><text:span text:style-name="T5"><text:s text:c="2"/></text:span><text:span text:style-name="T5">restart)</text:span></text:p>
            <text:p text:style-name="P11"><text:span text:style-name="T5"><text:s text:c="4"/></text:span><text:span text:style-name="T5">... -k restart ;;</text:span></text:p>
            <text:p text:style-name="P11"><text:span text:style-name="T5">esac</text:span></text:p>
            <text:p text:style-name="P12"><text:span text:style-name="T5"><text:s text:c="4"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59cm" svg:height="10.476cm" svg:x="3.815cm" svg:y="2.123cm" draw:page-number="12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_20_2" presentation:presentation-page-layout-name="AL5T14">
        <office:forms form:automatic-focus="false" form:apply-design-mode="false"/>
        <draw:frame presentation:style-name="pr5" draw:layer="layout" svg:width="22.858cm" svg:height="2.375cm" svg:x="1.269cm" svg:y="0.567cm" presentation:class="title">
          <draw:text-box>
            <text:p>Database Cartridges: Publishing Coordinates</text:p>
          </draw:text-box>
        </draw:frame>
        <draw:frame presentation:style-name="pr12" draw:layer="layout" svg:width="22.858cm" svg:height="6.578cm" svg:x="1.269cm" svg:y="3.328cm" presentation:class="outline" presentation:user-transformed="true">
          <draw:text-box>
            <text:list text:style-name="L2">
              <text:list-item>
                <text:p><text:span text:style-name="T1">manifest.yml:</text:span></text:p>
              </text:list-item>
            </text:list>
            <text:p text:style-name="P5"><text:span text:style-name="T5">.</text:span></text:p>
            <text:p text:style-name="P5"><text:span text:style-name="T5">:</text:span></text:p>
            <text:p text:style-name="P5"><text:span text:style-name="T5">Publishes:</text:span></text:p>
            <text:p text:style-name="P5"><text:span text:style-name="T5"><text:s text:c="2"/></text:span><text:span text:style-name="T5">Publish-db-connection-info:</text:span></text:p>
            <text:p text:style-name="P5"><text:span text:style-name="T5"><text:s text:c="4"/></text:span><text:span text:style-name="T5">Type: “ENV:NET_TCP:</text:span><text:span text:style-name="T5"><text:a xlink:href="db:connection-info" xlink:type="simple">db:connection-info</text:a></text:span><text:span text:style-name="T5">”</text:span></text:p>
            <text:p text:style-name="P5"><text:span text:style-name="T5"/></text:p>
            <text:list text:continue-numbering="true" text:style-name="L2">
              <text:list-item>
                <text:p text:style-name="P5"><text:span text:style-name="T6">Publish / Subscribe Protocol</text:span></text:p>
                <text:list>
                  <text:list-item>
                    <text:p><text:span text:style-name="T11">publish-db-connection-info</text:span><text:span text:style-name="T6"> is a script:</text:span></text:p>
                  </text:list-item>
                </text:list>
              </text:list-item>
            </text:list>
            <text:p text:style-name="P5"><text:span text:style-name="T11">echo "OPENSHIFT_MYSQL_DB_HOST=$OPENSHIFT_GEAR_DNS"</text:span></text:p>
            <text:p text:style-name="P5"><text:span text:style-name="T11">echo "OPENSHIFT_MYSQL_DB_PORT=$OPENSHIFT_MYSQL_DB_PROXY_PORT"</text:span></text:p>
            <text:p text:style-name="P5"><text:span text:style-name="T11">echo "OPENSHIFT_MYSQL_DB_URL=..."</text:span></text:p>
          </draw:text-box>
        </draw:frame>
        <draw:frame presentation:style-name="pr16" draw:text-style-name="P13" draw:layer="layout" svg:width="22.858cm" svg:height="2.54cm" svg:x="1.272cm" svg:y="10.16cm" presentation:class="outline" presentation:user-transformed="true">
          <draw:text-box>
            <text:p text:style-name="P13"><text:span text:style-name="T16">+- hooks</text:span></text:p>
            <text:p text:style-name="P13"><text:span text:style-name="T16">| <text:s/>+- ...</text:span></text:p>
            <text:p text:style-name="P13"><text:span text:style-name="T16">| <text:s/>+- publish-db-connection-info</text:span></text:p>
            <text:p text:style-name="P13"><text:span text:style-name="T16">+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59cm" svg:height="10.476cm" svg:x="3.815cm" svg:y="2.123cm" draw:page-number="13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_20_2" presentation:presentation-page-layout-name="AL5T14">
        <office:forms form:automatic-focus="false" form:apply-design-mode="false"/>
        <draw:frame presentation:style-name="pr5" draw:layer="layout" svg:width="22.858cm" svg:height="2.375cm" svg:x="1.269cm" svg:y="0.567cm" presentation:class="title">
          <draw:text-box>
            <text:p>Consuming DBs: Subscribing to Coordinates</text:p>
          </draw:text-box>
        </draw:frame>
        <draw:frame presentation:style-name="pr12" draw:layer="layout" svg:width="22.858cm" svg:height="4.477cm" svg:x="1.269cm" svg:y="3.328cm" presentation:class="outline">
          <draw:text-box>
            <text:list text:style-name="L2">
              <text:list-item>
                <text:p><text:span text:style-name="T6">Publish / Subscribe Protocol</text:span></text:p>
                <text:list>
                  <text:list-item>
                    <text:p><text:span text:style-name="T6">The Type: element determines both the message format and whether the subscribe hook may be implemented in the platform</text:span></text:p>
                  </text:list-item>
                  <text:list-item>
                    <text:p><text:span text:style-name="T6">A provided hook script will be run in place of platform code</text:span></text:p>
                  </text:list-item>
                </text:list>
              </text:list-item>
            </text:list>
          </draw:text-box>
        </draw:frame>
        <draw:frame presentation:style-name="pr16" draw:text-style-name="P14" draw:layer="layout" svg:width="22.858cm" svg:height="4.477cm" svg:x="1.269cm" svg:y="8.231cm" presentation:class="outline" presentation:user-transformed="true">
          <draw:text-box>
            <text:list text:style-name="L2">
              <text:list-item>
                <text:p text:style-name="P14"><text:span text:style-name="T19">Manifest.yml</text:span></text:p>
              </text:list-item>
            </text:list>
            <text:p text:style-name="P14"><text:span text:style-name="T19">.</text:span></text:p>
            <text:p text:style-name="P14"><text:span text:style-name="T19">:</text:span></text:p>
            <text:p text:style-name="P14"><text:span text:style-name="T19">Subscribes:</text:span></text:p>
            <text:p text:style-name="P14"><text:span text:style-name="T19"><text:s text:c="2"/></text:span><text:span text:style-name="T19">Set-db-connection-info:</text:span></text:p>
            <text:p text:style-name="P14"><text:span text:style-name="T19"><text:s text:c="4"/></text:span><text:span text:style-name="T19">Type: “ENV:NET_TCP:</text:span><text:span text:style-name="T19"><text:a xlink:href="db:connection-info" xlink:type="simple">db:connection-info</text:a></text:span><text:span text:style-name="T19">”</text:span></text:p>
            <text:p text:style-name="P14"><text:span text:style-name="T19"><text:s text:c="4"/></text:span><text:span text:style-name="T19">Required: fals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59cm" svg:height="10.476cm" svg:x="3.815cm" svg:y="2.123cm" draw:page-number="14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_20_2" presentation:presentation-page-layout-name="AL5T14">
        <office:forms form:automatic-focus="false" form:apply-design-mode="false"/>
        <draw:frame presentation:style-name="pr5" draw:layer="layout" svg:width="22.858cm" svg:height="2.375cm" svg:x="1.269cm" svg:y="0.567cm" presentation:class="title">
          <draw:text-box>
            <text:p>Consuming DBs: Subscribing to Coordinates</text:p>
          </draw:text-box>
        </draw:frame>
        <draw:frame presentation:style-name="pr17" draw:text-style-name="P15" draw:layer="layout" svg:width="22.858cm" svg:height="4.477cm" svg:x="1.269cm" svg:y="3.328cm" presentation:class="outline" presentation:user-transformed="true">
          <draw:text-box>
            <text:list text:style-name="L2">
              <text:list-item>
                <text:p text:style-name="P15"><text:span text:style-name="T20">Publish / Subscribe Protocol</text:span></text:p>
                <text:list>
                  <text:list-item>
                    <text:p text:style-name="P15"><text:span text:style-name="T20">The Type: element determines both the message format and whether the subscribe hook may be implemented in the platform</text:span></text:p>
                  </text:list-item>
                  <text:list-item>
                    <text:p text:style-name="P15"><text:span text:style-name="T20">A provided hook script will be run in place of platform code</text:span></text:p>
                  </text:list-item>
                </text:list>
              </text:list-item>
            </text:list>
          </draw:text-box>
        </draw:frame>
        <draw:frame presentation:style-name="pr18" draw:text-style-name="P16" draw:layer="layout" svg:width="22.858cm" svg:height="4.477cm" svg:x="1.269cm" svg:y="8.231cm" presentation:class="outline">
          <draw:text-box>
            <text:list text:style-name="L2">
              <text:list-item>
                <text:p text:style-name="P16"><text:span text:style-name="T11">Manifest.yml</text:span></text:p>
              </text:list-item>
            </text:list>
            <text:p text:style-name="P16"><text:span text:style-name="T11">.</text:span></text:p>
            <text:p text:style-name="P16"><text:span text:style-name="T11">:</text:span></text:p>
            <text:p text:style-name="P16"><text:span text:style-name="T11">Subscribes:</text:span></text:p>
            <text:p text:style-name="P16"><text:span text:style-name="T11"><text:s text:c="2"/></text:span><text:span text:style-name="T11">Set-db-connection-info:</text:span></text:p>
            <text:p text:style-name="P16"><text:span text:style-name="T11"><text:s text:c="4"/></text:span><text:span text:style-name="T11">Type: “ENV:NET_TCP:</text:span><text:span text:style-name="T11"><text:a xlink:href="db:connection-info" xlink:type="simple">db:connection-info</text:a></text:span><text:span text:style-name="T11">”</text:span></text:p>
            <text:p text:style-name="P16"><text:span text:style-name="T11"><text:s text:c="4"/></text:span><text:span text:style-name="T11">Required: fals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59cm" svg:height="10.476cm" svg:x="3.815cm" svg:y="2.123cm" draw:page-number="15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_20_2" presentation:presentation-page-layout-name="AL5T14">
        <office:forms form:automatic-focus="false" form:apply-design-mode="false"/>
        <draw:frame presentation:style-name="pr5" draw:layer="layout" svg:width="22.858cm" svg:height="2.375cm" svg:x="1.269cm" svg:y="0.567cm" presentation:class="title">
          <draw:text-box>
            <text:p>Consuming DBs: Subscribing to Coordinates</text:p>
          </draw:text-box>
        </draw:frame>
        <draw:frame presentation:style-name="pr15" draw:text-style-name="P17" draw:layer="layout" svg:width="22.858cm" svg:height="4.477cm" svg:x="1.269cm" svg:y="3.328cm" presentation:class="outline" presentation:user-transformed="true">
          <draw:text-box>
            <text:list text:style-name="L2">
              <text:list-item>
                <text:p text:style-name="P17"><text:span text:style-name="T21">Publish / Subscribe Protocol</text:span></text:p>
                <text:list>
                  <text:list-item>
                    <text:p text:style-name="P17"><text:span text:style-name="T21">The </text:span><text:span text:style-name="T22">Type:</text:span><text:span text:style-name="T21"> element determines both the message format and whether the subscribe hook may be implemented in the platform</text:span></text:p>
                  </text:list-item>
                  <text:list-item>
                    <text:p text:style-name="P17"><text:span text:style-name="T21">A provided hook script will be run in place of platform code</text:span></text:p>
                  </text:list-item>
                </text:list>
              </text:list-item>
            </text:list>
          </draw:text-box>
        </draw:frame>
        <draw:frame presentation:style-name="pr19" draw:text-style-name="P16" draw:layer="layout" svg:width="22.858cm" svg:height="4.477cm" svg:x="1.269cm" svg:y="8.231cm" presentation:class="outline" presentation:user-transformed="true">
          <draw:text-box>
            <text:list text:style-name="L2">
              <text:list-item>
                <text:p text:style-name="P16"><text:span text:style-name="T11">Manifest.yml</text:span></text:p>
              </text:list-item>
            </text:list>
            <text:p text:style-name="P16"><text:span text:style-name="T11">.</text:span></text:p>
            <text:p text:style-name="P16"><text:span text:style-name="T11">:</text:span></text:p>
            <text:p text:style-name="P16"><text:span text:style-name="T11">Subscribes:</text:span></text:p>
            <text:p text:style-name="P16"><text:span text:style-name="T11"><text:s text:c="2"/></text:span><text:span text:style-name="T11">Set-db-connection-info:</text:span></text:p>
            <text:p text:style-name="P16"><text:span text:style-name="T11"><text:s text:c="4"/></text:span><text:span text:style-name="T11">Type: “ENV:NET_TCP:</text:span><text:span text:style-name="T11"><text:a xlink:href="db:connection-info" xlink:type="simple">db:connection-info</text:a></text:span><text:span text:style-name="T11">”</text:span></text:p>
            <text:p text:style-name="P16"><text:span text:style-name="T11"><text:s text:c="4"/></text:span><text:span text:style-name="T11">Required: fals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59cm" svg:height="10.476cm" svg:x="3.815cm" svg:y="2.123cm" draw:page-number="16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_20_2" presentation:presentation-page-layout-name="AL5T14">
        <office:forms form:automatic-focus="false" form:apply-design-mode="false"/>
        <draw:frame presentation:style-name="pr8" draw:layer="layout" svg:width="22.858cm" svg:height="2.375cm" svg:x="1.269cm" svg:y="0.567cm" presentation:class="title">
          <draw:text-box>
            <text:p>Customizing Workflows</text:p>
          </draw:text-box>
        </draw:frame>
        <draw:frame presentation:style-name="pr18" draw:text-style-name="P18" draw:layer="layout" svg:width="22.858cm" svg:height="4.477cm" svg:x="1.269cm" svg:y="3.328cm" presentation:class="outline" presentation:user-transformed="true">
          <draw:text-box>
            <text:list text:style-name="L2">
              <text:list-item>
                <text:p text:style-name="P18"><text:span text:style-name="T4">Template directory Authors</text:span></text:p>
                <text:list>
                  <text:list-item>
                    <text:p><text:span text:style-name="T4">Implement additional </text:span><text:span text:style-name="T23">control</text:span><text:span text:style-name="T4"> actions</text:span></text:p>
                  </text:list-item>
                  <text:list-item>
                    <text:p><text:span text:style-name="T4">Provide optional scripts</text:span></text:p>
                  </text:list-item>
                </text:list>
              </text:list-item>
              <text:list-item>
                <text:p><text:span text:style-name="T4">Application Developers</text:span></text:p>
                <text:list>
                  <text:list-item>
                    <text:p><text:span text:style-name="T23">.openshift/action_hooks</text:span></text:p>
                  </text:list-item>
                  <text:list-item>
                    <text:p><text:span text:style-name="T23">.openshift/markers</text:span></text:p>
                  </text:list-item>
                  <text:list-item>
                    <text:p><text:span text:style-name="T4">git pushed from developer's repository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59cm" svg:height="10.476cm" svg:x="3.815cm" svg:y="2.123cm" draw:page-number="17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_20_2" presentation:presentation-page-layout-name="AL5T14">
        <office:forms form:automatic-focus="false" form:apply-design-mode="false"/>
        <draw:frame presentation:style-name="pr8" draw:layer="layout" svg:width="22.858cm" svg:height="2.375cm" svg:x="1.269cm" svg:y="0.567cm" presentation:class="title">
          <draw:text-box>
            <text:p>Language Frameworks: Provide a sample app</text:p>
          </draw:text-box>
        </draw:frame>
        <draw:frame presentation:style-name="pr18" draw:text-style-name="P18" draw:layer="layout" svg:width="22.858cm" svg:height="4.477cm" svg:x="1.269cm" svg:y="3.328cm" presentation:class="outline" presentation:user-transformed="true">
          <draw:text-box>
            <text:list text:style-name="L2">
              <text:list-item>
                <text:p text:style-name="P18"><text:span text:style-name="T4">Template directory</text:span></text:p>
                <text:list>
                  <text:list-item>
                    <text:p><text:span text:style-name="T4">Checked in as the gear's initial git repository</text:span></text:p>
                  </text:list-item>
                  <text:list-item>
                    <text:p><text:span text:style-name="T4">A “Complete” application demonstrating that your cartrdige is ready for business</text:span></text:p>
                  </text:list-item>
                  <text:list-item>
                    <text:p><text:span text:style-name="T4">You can skip the initial build by adding 'Install-Build-Required: false' to the manifest</text:span></text:p>
                    <text:list>
                      <text:list-item>
                        <text:p><text:span text:style-name="T4">Speeds up installation of your cartridge</text:span></text:p>
                      </text:list-item>
                      <text:list-item>
                        <text:p><text:span text:style-name="T24">You</text:span><text:span text:style-name="T4"> have to do work for the application develop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59cm" svg:height="10.476cm" svg:x="3.815cm" svg:y="2.123cm" draw:page-number="18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_20_2" presentation:presentation-page-layout-name="AL5T14">
        <office:forms form:automatic-focus="false" form:apply-design-mode="false"/>
        <draw:frame presentation:style-name="pr8" draw:layer="layout" svg:width="22.858cm" svg:height="2.375cm" svg:x="1.269cm" svg:y="0.567cm" presentation:class="title">
          <draw:text-box>
            <text:p>Environment Variables</text:p>
          </draw:text-box>
        </draw:frame>
        <draw:frame presentation:style-name="pr18" draw:text-style-name="P18" draw:layer="layout" svg:width="22.858cm" svg:height="4.477cm" svg:x="1.269cm" svg:y="3.328cm" presentation:class="outline" presentation:user-transformed="true">
          <draw:text-box>
            <text:list text:style-name="L2">
              <text:list-item>
                <text:p text:style-name="P18"><text:span text:style-name="T4">The Node/Application/Gear/Cartridge all have shared environment variables in their scope:</text:span></text:p>
                <text:list>
                  <text:list-item>
                    <text:p><text:span text:style-name="T4">Node Scope</text:span></text:p>
                    <text:list>
                      <text:list-item>
                        <text:p><text:span text:style-name="T23">/etc/openshift/env</text:span></text:p>
                      </text:list-item>
                    </text:list>
                  </text:list-item>
                  <text:list-item>
                    <text:p><text:span text:style-name="T4">Gear Scope</text:span></text:p>
                    <text:list>
                      <text:list-item>
                        <text:p><text:span text:style-name="T23">.../&lt;gear uuid&gt;/.env</text:span></text:p>
                      </text:list-item>
                    </text:list>
                  </text:list-item>
                  <text:list-item>
                    <text:p><text:span text:style-name="T4">Application Scope</text:span></text:p>
                    <text:list>
                      <text:list-item>
                        <text:p><text:span text:style-name="T23">.../&lt;gear uuid&gt;/.env/&lt;cartridge name&gt;</text:span><text:span text:style-name="T4"> TODO: still accurate?</text:span></text:p>
                      </text:list-item>
                    </text:list>
                  </text:list-item>
                  <text:list-item>
                    <text:p><text:span text:style-name="T4">Cartridge Scope</text:span></text:p>
                    <text:list>
                      <text:list-item>
                        <text:p><text:span text:style-name="T23">.../&lt;gear uuid&gt;/&lt;cartridge name&gt;/env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59cm" svg:height="10.476cm" svg:x="3.815cm" svg:y="2.123cm" draw:page-number="19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_20_2" presentation:presentation-page-layout-name="AL5T14">
        <office:forms form:automatic-focus="false" form:apply-design-mode="false"/>
        <draw:frame presentation:style-name="pr8" draw:layer="layout" svg:width="22.858cm" svg:height="2.375cm" svg:x="1.269cm" svg:y="0.567cm" presentation:class="title">
          <draw:text-box>
            <text:p>Platform Environment Variables</text:p>
          </draw:text-box>
        </draw:frame>
        <draw:frame presentation:style-name="pr18" draw:text-style-name="P19" draw:layer="layout" svg:width="22.858cm" svg:height="4.477cm" svg:x="1.269cm" svg:y="3.328cm" presentation:class="outline" presentation:user-transformed="true">
          <draw:text-box>
            <text:list text:style-name="L2">
              <text:list-item>
                <text:p text:style-name="P19"><text:span text:style-name="T23">OPENSHIFT_APP_NAME</text:span></text:p>
              </text:list-item>
              <text:list-item>
                <text:p text:style-name="P19"><text:span text:style-name="T23">OPENSHIFT_APP_DNS</text:span></text:p>
              </text:list-item>
              <text:list-item>
                <text:p text:style-name="P19"><text:span text:style-name="T23">OPENSHIFT_DATA_DIR</text:span></text:p>
              </text:list-item>
              <text:list-item>
                <text:p text:style-name="P19"><text:span text:style-name="T23">OPENSHIFT_HOMEDIR</text:span></text:p>
              </text:list-item>
              <text:list-item>
                <text:p text:style-name="P19"><text:span text:style-name="T23">OPENSHIFT_TMP_DIR</text:span></text:p>
                <text:p text:style-name="P19"><text:span text:style-name="T23"/></text:p>
              </text:list-item>
              <text:list-item>
                <text:p text:style-name="P19"><text:span text:style-name="T23">OPENSHIFT_&lt;SHORT NAME&gt;_DIR</text:span></text:p>
              </text:list-item>
              <text:list-item>
                <text:p text:style-name="P19"><text:span text:style-name="T23">OPENSHIFT_&lt;SHORT NAME&gt;_IP</text:span></text:p>
              </text:list-item>
              <text:list-item>
                <text:p text:style-name="P19"><text:span text:style-name="T23">OPENSHIFT_&lt;SHORT NAME&gt;_PORT</text:span></text:p>
                <text:p text:style-name="P19"><text:span text:style-name="T23"/></text:p>
              </text:list-item>
              <text:list-item>
                <text:p text:style-name="P19"><text:span text:style-name="T25">You and application developer use these to tie into the software you are packaging</text:span></text:p>
              </text:list-item>
              <text:list-item>
                <text:p text:style-name="P19"><text:span text:style-name="T25">The platform tracks them and builds the correct process environment for you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59cm" svg:height="10.476cm" svg:x="3.815cm" svg:y="2.123cm" draw:page-number="20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_20_2" presentation:presentation-page-layout-name="AL5T14">
        <office:forms form:automatic-focus="false" form:apply-design-mode="false"/>
        <draw:frame presentation:style-name="pr8" draw:layer="layout" svg:width="22.858cm" svg:height="2.375cm" svg:x="1.269cm" svg:y="0.567cm" presentation:class="title">
          <draw:text-box>
            <text:p>Creating An Application With Your Cartridge</text:p>
          </draw:text-box>
        </draw:frame>
        <draw:frame presentation:style-name="pr18" draw:text-style-name="P19" draw:layer="layout" svg:width="22.858cm" svg:height="4.477cm" svg:x="1.269cm" svg:y="3.328cm" presentation:class="outline" presentation:user-transformed="true">
          <draw:text-box>
            <text:list text:style-name="L2">
              <text:list-item>
                <text:p text:style-name="P19"><text:span text:style-name="T23">rhc create-app cat001 http://.../metadata/manifest.yml</text:span></text:p>
                <text:list>
                  <text:list-item>
                    <text:p><text:span text:style-name="T25">Tip: use raw URL from github</text:span></text:p>
                  </text:list-item>
                </text:list>
              </text:list-item>
              <text:list-item>
                <text:p><text:span text:style-name="T23">manifest.yml</text:span><text:span text:style-name="T25"> contains </text:span><text:span text:style-name="T23">Source-Url</text:span><text:span text:style-name="T25"> element</text:span></text:p>
                <text:list>
                  <text:list-item>
                    <text:p><text:span text:style-name="T23">Source-Url </text:span><text:span text:style-name="T25">addresses root of your cartridge</text:span></text:p>
                  </text:list-item>
                  <text:list-item>
                    <text:p><text:span text:style-name="T25">Tip: download zip file from github repository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59cm" svg:height="10.476cm" svg:x="3.815cm" svg:y="2.123cm" draw:page-number="21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_20_2" presentation:presentation-page-layout-name="AL5T14">
        <office:forms form:automatic-focus="false" form:apply-design-mode="false"/>
        <draw:frame presentation:style-name="pr8" draw:layer="layout" svg:width="22.858cm" svg:height="2.375cm" svg:x="1.269cm" svg:y="0.567cm" presentation:class="title">
          <draw:text-box>
            <text:p>Tip: Origin VM as a development platform</text:p>
          </draw:text-box>
        </draw:frame>
        <draw:frame presentation:style-name="pr18" draw:text-style-name="P19" draw:layer="layout" svg:width="22.858cm" svg:height="4.477cm" svg:x="1.269cm" svg:y="3.328cm" presentation:class="outline" presentation:user-transformed="true">
          <draw:text-box>
            <text:list text:style-name="L2">
              <text:list-item>
                <text:p text:style-name="P19"><text:span text:style-name="T25">TOD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59cm" svg:height="10.476cm" svg:x="3.815cm" svg:y="2.123cm" draw:page-number="22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_20_2" presentation:presentation-page-layout-name="AL5T14">
        <office:forms form:automatic-focus="false" form:apply-design-mode="false"/>
        <draw:frame presentation:style-name="pr8" draw:layer="layout" svg:width="22.858cm" svg:height="2.375cm" svg:x="1.269cm" svg:y="0.567cm" presentation:class="title">
          <draw:text-box>
            <text:p>Tip: Examples – Online Cartridges</text:p>
          </draw:text-box>
        </draw:frame>
        <draw:frame presentation:style-name="pr18" draw:text-style-name="P19" draw:layer="layout" svg:width="22.858cm" svg:height="4.477cm" svg:x="1.269cm" svg:y="3.328cm" presentation:class="outline" presentation:user-transformed="true">
          <draw:text-box>
            <text:list text:style-name="L2">
              <text:list-item>
                <text:p text:style-name="P19"><text:span text:style-name="T25"><text:a xlink:href="http://tinyurl.com/online-cartridges" xlink:type="simple">http://tinyurl.com/online-cartridges</text:a></text:span></text:p>
                <text:list>
                  <text:list-item>
                    <text:p><text:span text:style-name="T25">JBossEWS: multiple versions of packaged software and support for multiple java versions</text:span></text:p>
                  </text:list-item>
                  <text:list-item>
                    <text:p><text:span text:style-name="T25">MySQL: pub/sub database connections</text:span></text:p>
                  </text:list-item>
                  <text:list-item>
                    <text:p><text:span text:style-name="T25">PHPMyAdmin: express a dependency on another cartridg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59cm" svg:height="10.476cm" svg:x="3.815cm" svg:y="2.123cm" draw:page-number="23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_20_2" presentation:presentation-page-layout-name="AL5T14">
        <office:forms form:automatic-focus="false" form:apply-design-mode="false"/>
        <draw:frame presentation:style-name="pr8" draw:layer="layout" svg:width="22.858cm" svg:height="2.375cm" svg:x="1.269cm" svg:y="0.567cm" presentation:class="title">
          <draw:text-box>
            <text:p>Tip: Using <text:span text:style-name="T26">bash</text:span> for scripts</text:p>
          </draw:text-box>
        </draw:frame>
        <draw:frame presentation:style-name="pr18" draw:text-style-name="P19" draw:layer="layout" svg:width="22.858cm" svg:height="4.477cm" svg:x="1.269cm" svg:y="3.328cm" presentation:class="outline" presentation:user-transformed="true">
          <draw:text-box>
            <text:list text:style-name="L2">
              <text:list-item>
                <text:p text:style-name="P19"><text:span text:style-name="T25">The </text:span><text:span text:style-name="T23">-e</text:span><text:span text:style-name="T25"> and </text:span><text:span text:style-name="T23">-u</text:span><text:span text:style-name="T25"> options are your friends</text:span></text:p>
                <text:list>
                  <text:list-item>
                    <text:p><text:span text:style-name="T23">-e</text:span><text:span text:style-name="T25">: exit on error</text:span></text:p>
                  </text:list-item>
                  <text:list-item>
                    <text:p><text:span text:style-name="T23">-u</text:span><text:span text:style-name="T25">: using unset variable is an error</text:span></text:p>
                  </text:list-item>
                </text:list>
              </text:list-item>
              <text:list-item>
                <text:p><text:span text:style-name="T23">-x</text:span><text:span text:style-name="T25"> for debugging</text:span></text:p>
              </text:list-item>
              <text:list-item>
                <text:p><text:span text:style-name="T25">Bash SDK (library of functions)</text:span></text:p>
                <text:list>
                  <text:list-item>
                    <text:p><text:span text:style-name="T23">source $OPENSHIFT_CARTRIDGE_SDK_BASH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59cm" svg:height="10.476cm" svg:x="3.815cm" svg:y="2.123cm" draw:page-number="24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_20_2" presentation:presentation-page-layout-name="AL5T14">
        <office:forms form:automatic-focus="false" form:apply-design-mode="false"/>
        <draw:frame presentation:style-name="pr8" draw:layer="layout" svg:width="22.858cm" svg:height="2.375cm" svg:x="1.269cm" svg:y="0.567cm" presentation:class="title">
          <draw:text-box>
            <text:p>ERB File Rendering</text:p>
          </draw:text-box>
        </draw:frame>
        <draw:frame presentation:style-name="pr18" draw:text-style-name="P19" draw:layer="layout" svg:width="22.858cm" svg:height="4.477cm" svg:x="1.269cm" svg:y="3.328cm" presentation:class="outline" presentation:user-transformed="true">
          <draw:text-box>
            <text:list text:style-name="L2">
              <text:list-item>
                <text:p text:style-name="P19"><text:span text:style-name="T25">Unified method of doing value substitutions in configuration files</text:span></text:p>
                <text:list>
                  <text:list-item>
                    <text:p><text:span text:style-name="T23">httpd.conf</text:span><text:span text:style-name="T25">, </text:span><text:span text:style-name="T23">php.ini</text:span><text:span text:style-name="T25">, etc</text:span></text:p>
                  </text:list-item>
                </text:list>
              </text:list-item>
              <text:list-item>
                <text:p><text:span text:style-name="T23">metadata/managed_files.yml</text:span><text:span text:style-name="T25">:</text:span></text:p>
              </text:list-item>
            </text:list>
            <text:p text:style-name="P5"><text:span text:style-name="T23">.</text:span></text:p>
            <text:p text:style-name="P5"><text:span text:style-name="T23">:</text:span></text:p>
            <text:p text:style-name="P5"><text:span text:style-name="T23">processed_templates:</text:span></text:p>
            <text:p text:style-name="P5"><text:span text:style-name="T23"><text:s text:c="2"/></text:span><text:span text:style-name="T23">- </text:span><text:span text:style-name="T27">'**/*.erb'</text:span></text:p>
            <text:p text:style-name="P5"><text:span text:style-name="T27"/></text:p>
            <text:list text:continue-numbering="true" text:style-name="L2">
              <text:list-item>
                <text:p><text:span text:style-name="T25">All environment variables available</text:span></text:p>
              </text:list-item>
              <text:list-item>
                <text:p><text:span text:style-name="T28">No code can be execute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59cm" svg:height="10.476cm" svg:x="3.815cm" svg:y="2.123cm" draw:page-number="25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_20_2" presentation:presentation-page-layout-name="AL5T14">
        <office:forms form:automatic-focus="false" form:apply-design-mode="false"/>
        <draw:frame presentation:style-name="pr8" draw:layer="layout" svg:width="22.858cm" svg:height="2.375cm" svg:x="1.269cm" svg:y="0.567cm" presentation:class="title">
          <draw:text-box>
            <text:p>Additional Sources</text:p>
          </draw:text-box>
        </draw:frame>
        <draw:frame presentation:style-name="pr18" draw:text-style-name="P19" draw:layer="layout" svg:width="22.858cm" svg:height="4.477cm" svg:x="1.269cm" svg:y="3.328cm" presentation:class="outline" presentation:user-transformed="true">
          <draw:text-box>
            <text:list text:style-name="L2">
              <text:list-item>
                <text:p text:style-name="P19"><text:span text:style-name="T25">Cartridge writing guide:</text:span></text:p>
                <text:list>
                  <text:list-item>
                    <text:p><text:span text:style-name="T25"><text:a xlink:href="http://tinyurl.com/writing-cartridges" xlink:type="simple">http://tinyurl.com/writing-cartridges</text:a></text:span></text:p>
                  </text:list-item>
                </text:list>
              </text:list-item>
              <text:list-item>
                <text:p><text:span text:style-name="T25">Freenode IRC</text:span></text:p>
                <text:list>
                  <text:list-item>
                    <text:p><text:span text:style-name="T25">#openshift (application developers)</text:span></text:p>
                  </text:list-item>
                  <text:list-item>
                    <text:p><text:span text:style-name="T25">#openshift-dev (PaaS development)</text:span></text:p>
                  </text:list-item>
                  <text:list-item>
                    <text:p><text:span text:style-name="T25">#openshift-dev-node (cartridge/node development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59cm" svg:height="10.476cm" svg:x="3.815cm" svg:y="2.123cm" draw:page-number="26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_20_1" presentation:presentation-page-layout-name="AL2T1">
        <office:forms form:automatic-focus="false" form:apply-design-mode="false"/>
        <draw:frame presentation:style-name="pr2" draw:layer="layout" svg:width="22.859cm" svg:height="2.374cm" svg:x="1.27cm" svg:y="3.81cm" presentation:class="title">
          <draw:text-box>
            <text:p>Writing Basic Openshift Cartridges</text:p>
          </draw:text-box>
        </draw:frame>
        <draw:frame presentation:style-name="pr3" draw:layer="layout" svg:width="22.859cm" svg:height="9.137cm" svg:x="1.27cm" svg:y="6.571cm" presentation:class="outline">
          <draw:text-box>
            <text:p>Paul Morie</text:p>
            <text:p>Senior Software Engineer, Red Hat Inc</text:p>
            <text:p>April 15, 2014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707cm" svg:height="10.476cm" svg:x="1.441cm" svg:y="2.123cm" draw:page-number="27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 Sans3" svg:font-family="'Open Sans'" style:font-family-generic="swiss"/>
    <style:font-face style:name="Liberation Mono1" svg:font-family="'Liberation Mono'" style:font-family-generic="modern" style:font-pitch="fixed"/>
    <style:font-face style:name="Liberation Mono2" svg:font-family="'Liberation Mono'" style:font-adornments="Italic" style:font-family-generic="modern" style:font-pitch="fixed"/>
    <style:font-face style:name="Bevan1" svg:font-family="Bevan" style:font-pitch="variable"/>
    <style:font-face style:name="ＭＳ Ｐゴシック1" svg:font-family="'ＭＳ Ｐゴシック'" style:font-family-generic="decorative" style:font-pitch="variable"/>
    <style:font-face style:name="Liberation Mono" svg:font-family="'Liberation Mono'" style:font-family-generic="modern" style:font-pitch="variable"/>
    <style:font-face style:name="Lucida Sans1" svg:font-family="'Lucida Sans'" style:font-family-generic="modern" style:font-pitch="variable"/>
    <style:font-face style:name="Open Sans2" svg:font-family="'Open Sans'" style:font-family-generic="modern" style:font-pitch="variable"/>
    <style:font-face style:name="宋体1" svg:font-family="宋体" style:font-family-generic="modern" style:font-pitch="variable"/>
    <style:font-face style:name="Arial" svg:font-family="Arial" style:font-family-generic="roman" style:font-pitch="variable"/>
    <style:font-face style:name="Bevan" svg:font-family="Bevan" style:font-family-generic="roman" style:font-pitch="variable"/>
    <style:font-face style:name="Liberation Sans" svg:font-family="'Liberation Sans'" style:font-family-generic="roman" style:font-pitch="variable"/>
    <style:font-face style:name="Open Sans" svg:font-family="'Open Sans'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Open Sans1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  <style:font-face style:name="宋体" svg:font-family="宋体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fill-image draw:name="Bitmape_20_1" draw:display-name="Bitmape 1" xlink:href="Pictures/1000000000000780000004380B280019.jpg" xlink:type="simple" xlink:show="embed" xlink:actuate="onLoad"/>
    <draw:fill-image draw:name="Bitmape_20_2" draw:display-name="Bitmape 2" xlink:href="Pictures/100000000000078000000438F8832DAB.jpg" xlink:type="simple" xlink:show="embed" xlink:actuate="onLoad"/>
    <draw:fill-image draw:name="background" xlink:href="Pictures/100000000000078000000438A23C36B5.jp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7e_LT_7e_Gliederung_20_1" style:display-name="Default~LT~Gliederung 1" style:family="graphic">
      <style:paragraph-properties fo:margin-left="0cm" fo:margin-right="0cm" fo:margin-top="0.494cm" fo:margin-bottom="0cm" style:line-height-at-least="0.623cm" fo:text-align="start" fo:text-indent="0cm" style:text-autospace="none" style:writing-mode="lr-tb">
        <style:tab-stops>
          <style:tab-stop style:position="2.801cm"/>
          <style:tab-stop style:position="7.281cm"/>
          <style:tab-stop style:position="11.762cm"/>
          <style:tab-stop style:position="16.242cm"/>
          <style:tab-stop style:position="20.722cm"/>
          <style:tab-stop style:position="25.202cm"/>
          <style:tab-stop style:position="29.683cm"/>
          <style:tab-stop style:position="34.163cm"/>
          <style:tab-stop style:position="38.643cm"/>
          <style:tab-stop style:position="43.124cm"/>
          <style:tab-stop style:position="47.604cm"/>
        </style:tab-stops>
      </style:paragraph-properties>
      <style:text-properties fo:color="#424242" style:text-outline="false" style:text-line-through-style="none" style:text-line-through-type="none" style:font-name="ＭＳ Ｐゴシック1" fo:font-family="'ＭＳ Ｐゴシック'" style:font-family-generic="decorative" style:font-pitch="variable" fo:font-size="32pt" fo:font-style="normal" fo:text-shadow="none" style:text-underline-style="none" fo:font-weight="normal" style:font-name-asian="ＭＳ Ｐゴシック1" style:font-family-asian="'ＭＳ Ｐゴシック'" style:font-family-generic-asian="decorative" style:font-pitch-asian="variable" style:font-size-asian="32pt" style:font-style-asian="normal" style:font-weight-asian="normal" style:font-name-complex="ＭＳ Ｐゴシック1" style:font-family-complex="'ＭＳ Ｐゴシック'" style:font-family-generic-complex="decorative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left="0cm" fo:margin-right="0cm" fo:margin-top="0.432cm" fo:margin-bottom="0cm" style:line-height-at-least="0.623cm" fo:text-align="start" fo:text-indent="0cm" style:text-autospace="none" style:writing-mode="lr-tb">
        <style:tab-stops>
          <style:tab-stop style:position="0.84cm"/>
          <style:tab-stop style:position="5.32cm"/>
          <style:tab-stop style:position="9.8cm"/>
          <style:tab-stop style:position="14.28cm"/>
          <style:tab-stop style:position="18.761cm"/>
          <style:tab-stop style:position="23.241cm"/>
          <style:tab-stop style:position="27.721cm"/>
          <style:tab-stop style:position="32.202cm"/>
          <style:tab-stop style:position="36.682cm"/>
          <style:tab-stop style:position="41.162cm"/>
          <style:tab-stop style:position="45.642cm"/>
        </style:tab-stops>
      </style:paragraph-properties>
      <style:text-properties fo:color="#424242" style:text-outline="false" style:text-line-through-style="none" style:text-line-through-type="none" style:font-name="ＭＳ Ｐゴシック1" fo:font-family="'ＭＳ Ｐゴシック'" style:font-family-generic="decorative" style:font-pitch="variable" fo:font-size="28pt" fo:letter-spacing="normal" fo:font-style="normal" fo:text-shadow="none" style:text-underline-style="none" fo:font-weight="normal" style:letter-kerning="false" style:font-name-asian="ＭＳ Ｐゴシック1" style:font-family-asian="'ＭＳ Ｐゴシック'" style:font-family-generic-asian="decorative" style:font-pitch-asian="variable" style:font-size-asian="28pt" style:font-style-asian="normal" style:font-weight-asian="normal" style:font-name-complex="ＭＳ Ｐゴシック1" style:font-family-complex="'ＭＳ Ｐゴシック'" style:font-family-generic-complex="decorative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left="0cm" fo:margin-right="0cm" fo:margin-top="0.374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  <style:tab-stop style:position="43.683cm"/>
        </style:tab-stops>
      </style:paragraph-properties>
      <style:text-properties fo:color="#424242" style:text-outline="false" style:text-line-through-style="none" style:text-line-through-type="none" style:font-name="ＭＳ Ｐゴシック1" fo:font-family="'ＭＳ Ｐゴシック'" style:font-family-generic="decorative" style:font-pitch="variable" fo:font-size="24pt" fo:letter-spacing="normal" fo:font-style="normal" fo:text-shadow="none" style:text-underline-style="none" fo:font-weight="normal" style:letter-kerning="false" style:font-name-asian="ＭＳ Ｐゴシック1" style:font-family-asian="'ＭＳ Ｐゴシック'" style:font-family-generic-asian="decorative" style:font-pitch-asian="variable" style:font-size-asian="24pt" style:font-style-asian="normal" style:font-weight-asian="normal" style:font-name-complex="ＭＳ Ｐゴシック1" style:font-family-complex="'ＭＳ Ｐゴシック'" style:font-family-generic-complex="decorative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1.12cm"/>
          <style:tab-stop style:position="5.6cm"/>
          <style:tab-stop style:position="10.081cm"/>
          <style:tab-stop style:position="14.561cm"/>
          <style:tab-stop style:position="19.041cm"/>
          <style:tab-stop style:position="23.521cm"/>
          <style:tab-stop style:position="28.002cm"/>
          <style:tab-stop style:position="32.482cm"/>
          <style:tab-stop style:position="36.962cm"/>
          <style:tab-stop style:position="41.443cm"/>
        </style:tab-stops>
      </style:paragraph-properties>
      <style:text-properties fo:color="#424242" style:text-outline="false" style:text-line-through-style="none" style:text-line-through-type="none" style:font-name="ＭＳ Ｐゴシック1" fo:font-family="'ＭＳ Ｐゴシック'" style:font-family-generic="decorative" style:font-pitch="variable" fo:font-size="20pt" fo:letter-spacing="normal" fo:font-style="normal" fo:text-shadow="none" style:text-underline-style="none" fo:font-weight="normal" style:letter-kerning="false" style:font-name-asian="ＭＳ Ｐゴシック1" style:font-family-asian="'ＭＳ Ｐゴシック'" style:font-family-generic-asian="decorative" style:font-pitch-asian="variable" style:font-size-asian="20pt" style:font-style-asian="normal" style:font-weight-asian="normal" style:font-name-complex="ＭＳ Ｐゴシック1" style:font-family-complex="'ＭＳ Ｐゴシック'" style:font-family-generic-complex="decorative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424242" style:text-outline="false" style:text-line-through-style="none" style:text-line-through-type="none" style:font-name="ＭＳ Ｐゴシック1" fo:font-family="'ＭＳ Ｐゴシック'" style:font-family-generic="decorative" style:font-pitch="variable" fo:font-size="20pt" fo:letter-spacing="normal" fo:font-style="normal" fo:text-shadow="none" style:text-underline-style="none" fo:font-weight="normal" style:letter-kerning="false" style:font-name-asian="ＭＳ Ｐゴシック1" style:font-family-asian="'ＭＳ Ｐゴシック'" style:font-family-generic-asian="decorative" style:font-pitch-asian="variable" style:font-size-asian="20pt" style:font-style-asian="normal" style:font-weight-asian="normal" style:font-name-complex="ＭＳ Ｐゴシック1" style:font-family-complex="'ＭＳ Ｐゴシック'" style:font-family-generic-complex="decorative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424242" style:text-outline="false" style:text-line-through-style="none" style:text-line-through-type="none" style:font-name="ＭＳ Ｐゴシック1" fo:font-family="'ＭＳ Ｐゴシック'" style:font-family-generic="decorative" style:font-pitch="variable" fo:font-size="20pt" fo:letter-spacing="normal" fo:font-style="normal" fo:text-shadow="none" style:text-underline-style="none" fo:font-weight="normal" style:letter-kerning="false" style:font-name-asian="ＭＳ Ｐゴシック1" style:font-family-asian="'ＭＳ Ｐゴシック'" style:font-family-generic-asian="decorative" style:font-pitch-asian="variable" style:font-size-asian="20pt" style:font-style-asian="normal" style:font-weight-asian="normal" style:font-name-complex="ＭＳ Ｐゴシック1" style:font-family-complex="'ＭＳ Ｐゴシック'" style:font-family-generic-complex="decorative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424242" style:text-outline="false" style:text-line-through-style="none" style:text-line-through-type="none" style:font-name="ＭＳ Ｐゴシック1" fo:font-family="'ＭＳ Ｐゴシック'" style:font-family-generic="decorative" style:font-pitch="variable" fo:font-size="20pt" fo:letter-spacing="normal" fo:font-style="normal" fo:text-shadow="none" style:text-underline-style="none" fo:font-weight="normal" style:letter-kerning="false" style:font-name-asian="ＭＳ Ｐゴシック1" style:font-family-asian="'ＭＳ Ｐゴシック'" style:font-family-generic-asian="decorative" style:font-pitch-asian="variable" style:font-size-asian="20pt" style:font-style-asian="normal" style:font-weight-asian="normal" style:font-name-complex="ＭＳ Ｐゴシック1" style:font-family-complex="'ＭＳ Ｐゴシック'" style:font-family-generic-complex="decorative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424242" style:text-outline="false" style:text-line-through-style="none" style:text-line-through-type="none" style:font-name="ＭＳ Ｐゴシック1" fo:font-family="'ＭＳ Ｐゴシック'" style:font-family-generic="decorative" style:font-pitch="variable" fo:font-size="20pt" fo:letter-spacing="normal" fo:font-style="normal" fo:text-shadow="none" style:text-underline-style="none" fo:font-weight="normal" style:letter-kerning="false" style:font-name-asian="ＭＳ Ｐゴシック1" style:font-family-asian="'ＭＳ Ｐゴシック'" style:font-family-generic-asian="decorative" style:font-pitch-asian="variable" style:font-size-asian="20pt" style:font-style-asian="normal" style:font-weight-asian="normal" style:font-name-complex="ＭＳ Ｐゴシック1" style:font-family-complex="'ＭＳ Ｐゴシック'" style:font-family-generic-complex="decorative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424242" style:text-outline="false" style:text-line-through-style="none" style:text-line-through-type="none" style:font-name="ＭＳ Ｐゴシック1" fo:font-family="'ＭＳ Ｐゴシック'" style:font-family-generic="decorative" style:font-pitch="variable" fo:font-size="20pt" fo:letter-spacing="normal" fo:font-style="normal" fo:text-shadow="none" style:text-underline-style="none" fo:font-weight="normal" style:letter-kerning="false" style:font-name-asian="ＭＳ Ｐゴシック1" style:font-family-asian="'ＭＳ Ｐゴシック'" style:font-family-generic-asian="decorative" style:font-pitch-asian="variable" style:font-size-asian="20pt" style:font-style-asian="normal" style:font-weight-asian="normal" style:font-name-complex="ＭＳ Ｐゴシック1" style:font-family-complex="'ＭＳ Ｐゴシック'" style:font-family-generic-complex="decorative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margin-left="0cm" fo:margin-right="0cm" fo:margin-top="0cm" fo:margin-bottom="0cm" style:line-height-at-least="0.623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243446" style:text-outline="false" style:text-line-through-style="none" style:text-line-through-type="none" style:font-name="ＭＳ Ｐゴシック1" fo:font-family="'ＭＳ Ｐゴシック'" style:font-family-generic="decorative" style:font-pitch="variable" fo:font-size="44pt" fo:font-style="normal" fo:text-shadow="none" style:text-underline-style="none" fo:font-weight="normal" style:font-name-asian="ＭＳ Ｐゴシック1" style:font-family-asian="'ＭＳ Ｐゴシック'" style:font-family-generic-asian="decorative" style:font-pitch-asian="variable" style:font-size-asian="44pt" style:font-style-asian="normal" style:font-weight-asian="normal" style:font-name-complex="ＭＳ Ｐゴシック1" style:font-family-complex="'ＭＳ Ｐゴシック'" style:font-family-generic-complex="decorative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margin-top="0.497cm" fo:margin-bottom="0cm" style:line-height-at-least="0.623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525252" style:text-outline="false" style:text-line-through-style="none" style:text-line-through-type="none" style:font-name="ＭＳ Ｐゴシック1" fo:font-family="'ＭＳ Ｐゴシック'" style:font-family-generic="decorative" style:font-pitch="variable" fo:font-size="32pt" fo:font-style="normal" fo:text-shadow="none" style:text-underline-style="none" fo:font-weight="normal" style:font-name-asian="ＭＳ Ｐゴシック1" style:font-family-asian="'ＭＳ Ｐゴシック'" style:font-family-generic-asian="decorative" style:font-pitch-asian="variable" style:font-size-asian="32pt" style:font-style-asian="normal" style:font-weight-asian="normal" style:font-name-complex="ＭＳ Ｐゴシック1" style:font-family-complex="'ＭＳ Ｐゴシック'" style:font-family-generic-complex="decorative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1" fo:font-family="'ＭＳ Ｐゴシック'" style:font-family-generic="decorative" style:font-pitch="variable" fo:font-size="12pt" fo:font-style="normal" fo:text-shadow="none" style:text-underline-style="none" fo:font-weight="normal" style:font-name-asian="ＭＳ Ｐゴシック1" style:font-family-asian="'ＭＳ Ｐゴシック'" style:font-family-generic-asian="decorative" style:font-pitch-asian="variable" style:font-size-asian="12pt" style:font-style-asian="normal" style:font-weight-asian="normal" style:font-name-complex="ＭＳ Ｐゴシック1" style:font-family-complex="'ＭＳ Ｐゴシック'" style:font-family-generic-complex="decorative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1" fo:font-family="'ＭＳ Ｐゴシック'" style:font-family-generic="decorative" style:font-pitch="variable" fo:font-size="24pt" fo:letter-spacing="normal" fo:font-style="normal" fo:text-shadow="none" style:text-underline-style="none" fo:font-weight="normal" style:letter-kerning="false" style:font-name-asian="ＭＳ Ｐゴシック1" style:font-family-asian="'ＭＳ Ｐゴシック'" style:font-family-generic-asian="decorative" style:font-pitch-asian="variable" style:font-size-asian="24pt" style:font-style-asian="normal" style:font-weight-asian="normal" style:font-name-complex="ＭＳ Ｐゴシック1" style:font-family-complex="'ＭＳ Ｐゴシック'" style:font-family-generic-complex="decorative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Hintergrund" style:display-name="Default~LT~Hintergrund" style:family="graphic">
      <style:paragraph-properties fo:text-align="center" style:text-autospace="none"/>
    </style:style>
    <style:style style:name="Default_20_2-background" style:display-name="Default 2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fill-color="#ffffff" draw:fill-image-width="0cm" draw:fill-image-height="0cm" draw:auto-grow-height="fals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37cm" fo:text-indent="0cm"/>
      <style:text-properties fo:color="#242424" style:text-outline="false" style:text-line-through-style="none" style:text-line-through-type="none" style:font-name="Open Sans1" fo:font-family="'Open Sans'" style:font-family-generic="swiss" style:font-pitch="variable" fo:font-size="8.80000019073486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13pt" style:font-style-asian="normal" style:font-weight-asian="normal" style:font-name-complex="Lucida Sans" style:font-family-complex="'Lucida Sans'" style:font-family-generic-complex="system" style:font-pitch-complex="variable" style:font-size-complex="13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left="0cm" fo:margin-right="0cm" fo:margin-top="0cm" fo:margin-bottom="0.27cm" fo:text-indent="0cm"/>
      <style:text-properties fo:color="#242424" style:font-name="Open Sans1" fo:font-family="'Open Sans'" style:font-family-generic="swiss" style:font-pitch="variable" fo:font-size="19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0cm" fo:margin-right="0cm" fo:margin-top="0cm" fo:margin-bottom="0.202cm" fo:text-indent="0cm"/>
      <style:text-properties fo:color="#242424" style:font-name="Open Sans1" fo:font-family="'Open Sans'" style:font-family-generic="swiss" style:font-pitch="variable" fo:font-size="16.2999992370605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0cm" fo:margin-right="0cm" fo:margin-top="0cm" fo:margin-bottom="0.135cm" fo:text-indent="0cm"/>
      <style:text-properties fo:color="#242424" style:font-name="Open Sans1" fo:font-family="'Open Sans'" style:font-family-generic="swiss" style:font-pitch="variable" fo:font-size="13.6000003814697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0cm" fo:margin-right="0cm" fo:margin-top="0cm" fo:margin-bottom="0.067cm" fo:text-indent="0cm"/>
      <style:text-properties fo:color="#242424" style:font-name="Open Sans1" fo:font-family="'Open Sans'" style:font-family-generic="swiss" style:font-pitch="variable" fo:font-size="13.6000003814697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0cm" fo:margin-right="0cm" fo:margin-top="0cm" fo:margin-bottom="0.067cm" fo:text-indent="0cm"/>
      <style:text-properties fo:color="#242424" style:font-name="Open Sans1" fo:font-family="'Open Sans'" style:font-family-generic="swiss" style:font-pitch="variable" fo:font-size="13.6000003814697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0cm" fo:margin-right="0cm" fo:margin-top="0cm" fo:margin-bottom="0.067cm" fo:text-indent="0cm"/>
      <style:text-properties fo:color="#242424" style:font-name="Open Sans1" fo:font-family="'Open Sans'" style:font-family-generic="swiss" style:font-pitch="variable" fo:font-size="13.6000003814697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0cm" fo:margin-right="0cm" fo:margin-top="0cm" fo:margin-bottom="0.067cm" fo:text-indent="0cm"/>
      <style:text-properties fo:color="#242424" style:font-name="Open Sans1" fo:font-family="'Open Sans'" style:font-family-generic="swiss" style:font-pitch="variable" fo:font-size="13.6000003814697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0cm" fo:margin-right="0cm" fo:margin-top="0cm" fo:margin-bottom="0.067cm" fo:text-indent="0cm"/>
      <style:text-properties fo:color="#242424" style:font-name="Open Sans1" fo:font-family="'Open Sans'" style:font-family-generic="swiss" style:font-pitch="variable" fo:font-size="13.6000003814697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c5c47" style:text-outline="false" style:text-line-through-style="none" style:text-line-through-type="none" style:font-name="Bevan1" fo:font-family="Bevan" style:font-pitch="variable" fo:font-size="26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26pt" style:font-style-asian="normal" style:font-weight-asian="normal" style:font-name-complex="Lucida Sans" style:font-family-complex="'Lucida Sans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e_20_2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38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1.7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7cm" fo:text-indent="0cm"/>
      <style:text-properties fo:font-size="1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02cm" fo:text-indent="0cm"/>
      <style:text-properties fo:font-size="16.2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35cm" fo:text-indent="0cm"/>
      <style:text-properties fo:font-size="13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799999237060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fo:color="#ffffff" style:text-outline="false" style:text-line-through-style="none" style:text-line-through-type="none" style:font-name="Open Sans1" fo:font-family="'Open Sans'" style:font-family-generic="swiss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center"/>
      <style:text-properties fo:color="#ffffff" style:font-name="Open Sans1" fo:font-family="'Open Sans'" style:font-family-generic="swiss" style:font-pitch="variable" fo:font-size="20pt" style:font-size-asian="20pt" style:font-size-complex="20pt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center"/>
      <style:text-properties fo:color="#ffffff" style:font-name="Open Sans1" fo:font-family="'Open Sans'" style:font-family-generic="swiss" style:font-pitch="variable" fo:font-size="20pt" style:font-size-asian="20pt" style:font-size-complex="20pt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center"/>
      <style:text-properties fo:color="#ffffff" style:font-name="Open Sans1" fo:font-family="'Open Sans'" style:font-family-generic="swiss" style:font-pitch="variable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 fo:text-align="center"/>
      <style:text-properties fo:color="#ffffff" style:font-name="Open Sans1" fo:font-family="'Open Sans'" style:font-family-generic="swiss" style:font-pitch="variable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 fo:text-align="center"/>
      <style:text-properties fo:color="#ffffff" style:font-name="Open Sans1" fo:font-family="'Open Sans'" style:font-family-generic="swiss" style:font-pitch="variable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 fo:text-align="center"/>
      <style:text-properties fo:color="#ffffff" style:font-name="Open Sans1" fo:font-family="'Open Sans'" style:font-family-generic="swiss" style:font-pitch="variable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 fo:text-align="center"/>
      <style:text-properties fo:color="#ffffff" style:font-name="Open Sans1" fo:font-family="'Open Sans'" style:font-family-generic="swiss" style:font-pitch="variable"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 fo:text-align="center"/>
      <style:text-properties fo:color="#ffffff" style:font-name="Open Sans1" fo:font-family="'Open Sans'" style:font-family-generic="swiss" style:font-pitch="variable"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Bevan1" fo:font-family="Bev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24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draw:background-size="border" draw:fill="bitmap" draw:fill-image-name="Bitmape_20_2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204cm" svg:x="1cm" svg:y="3.318cm"/>
      <draw:page-thumbnail draw:layer="backgroundobjects" svg:width="9.294cm" svg:height="5.204cm" svg:x="1cm" svg:y="11.366cm"/>
      <draw:page-thumbnail draw:layer="backgroundobjects" svg:width="9.294cm" svg:height="5.204cm" svg:x="1cm" svg:y="19.414cm"/>
      <draw:page-thumbnail draw:layer="backgroundobjects" svg:width="9.294cm" svg:height="5.204cm" svg:x="11.295cm" svg:y="3.318cm"/>
      <draw:page-thumbnail draw:layer="backgroundobjects" svg:width="9.294cm" svg:height="5.204cm" svg:x="11.295cm" svg:y="11.366cm"/>
      <draw:page-thumbnail draw:layer="backgroundobjects" svg:width="9.294cm" svg:height="5.204cm" svg:x="11.295cm" svg:y="19.414cm"/>
    </style:handout-master>
    <style:master-page style:name="Default_20_2" style:display-name="Default 2" style:page-layout-name="PM1" draw:style-name="Mdp1">
      <office:forms form:automatic-focus="false" form:apply-design-mode="false"/>
      <draw:frame presentation:style-name="Default_20_2-title" draw:layer="backgroundobjects" svg:width="22.858cm" svg:height="2.375cm" svg:x="1.269cm" svg:y="0.567cm" presentation:class="title" presentation:placeholder="true">
        <draw:text-box/>
      </draw:frame>
      <draw:frame presentation:style-name="Default_20_2-outline1" draw:layer="backgroundobjects" svg:width="22.858cm" svg:height="9.387cm" svg:x="1.269cm" svg:y="3.328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_20_2-title" draw:layer="backgroundobjects" svg:width="13.959cm" svg:height="10.476cm" svg:x="3.815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8cm" svg:height="2.375cm" svg:x="26.466cm" svg:y="1.719cm" presentation:class="title" presentation:placeholder="true">
        <draw:text-box/>
      </draw:frame>
      <draw:frame presentation:style-name="Default-outline1" draw:layer="backgroundobjects" svg:width="22.858cm" svg:height="8.249cm" svg:x="27.197cm" svg:y="4.2cm" presentation:class="outline" presentation:placeholder="true">
        <draw:text-box/>
      </draw:frame>
      <draw:frame presentation:style-name="Mpr3" draw:text-style-name="MP1" draw:layer="backgroundobjects" svg:width="5.916cm" svg:height="0.98cm" svg:x="26.351cm" svg:y="10.887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3" draw:layer="backgroundobjects" svg:width="8.051cm" svg:height="0.98cm" svg:x="26.045cm" svg:y="12.091cm" presentation:class="footer">
        <draw:text-box>
          <text:p text:style-name="MP3"><text:span text:style-name="MT1"><presentation:footer/></text:span></text:p>
        </draw:text-box>
      </draw:frame>
      <draw:frame presentation:style-name="Mpr3" draw:text-style-name="MP2" draw:layer="backgroundobjects" svg:width="5.916cm" svg:height="0.98cm" svg:x="26.121cm" svg:y="13.24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59cm" svg:height="10.476cm" svg:x="3.815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3">
      <draw:frame presentation:style-name="Default_20_1-title" draw:layer="backgroundobjects" svg:width="22.859cm" svg:height="2.374cm" svg:x="1.27cm" svg:y="3.81cm" presentation:class="title" presentation:placeholder="true">
        <draw:text-box/>
      </draw:frame>
      <draw:frame presentation:style-name="Default_20_1-outline1" draw:layer="backgroundobjects" svg:width="22.859cm" svg:height="8.249cm" svg:x="1.27cm" svg:y="6.571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_20_1-title" draw:layer="backgroundobjects" svg:width="18.707cm" svg:height="10.476cm" svg:x="1.44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11-26T15:14:04</meta:creation-date>
    <meta:editing-duration>PT10H59M42S</meta:editing-duration>
    <meta:editing-cycles>35</meta:editing-cycles>
    <meta:generator>LibreOffice/4.2.1.1$Linux_X86_64 LibreOffice_project/26a1723cf76a13083d95d000339db660a19140b7</meta:generator>
    <dc:date>2014-03-29T16:10:34.406437259</dc:date>
    <meta:document-statistic meta:object-count="153"/>
  </office:meta>
</office:document-meta>
</file>